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3.82mm"/>
    </style:style>
    <style:style style:name="co2" style:family="table-column">
      <style:table-column-properties fo:break-before="auto" style:column-width="75.78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47.7mm"/>
    </style:style>
    <style:style style:name="co5" style:family="table-column">
      <style:table-column-properties fo:break-before="auto" style:column-width="140.46mm"/>
    </style:style>
    <style:style style:name="co6" style:family="table-column">
      <style:table-column-properties fo:break-before="auto" style:column-width="54.22mm"/>
    </style:style>
    <style:style style:name="co7" style:family="table-column">
      <style:table-column-properties fo:break-before="auto" style:column-width="131.09mm"/>
    </style:style>
    <style:style style:name="co8" style:family="table-column">
      <style:table-column-properties fo:break-before="auto" style:column-width="11.77mm"/>
    </style:style>
    <style:style style:name="co9" style:family="table-column">
      <style:table-column-properties fo:break-before="auto" style:column-width="6.76mm"/>
    </style:style>
    <style:style style:name="co10" style:family="table-column">
      <style:table-column-properties fo:break-before="auto" style:column-width="22.44mm"/>
    </style:style>
    <style:style style:name="co11" style:family="table-column">
      <style:table-column-properties fo:break-before="auto" style:column-width="122.82mm"/>
    </style:style>
    <style:style style:name="co12" style:family="table-column">
      <style:table-column-properties fo:break-before="auto" style:column-width="52.26mm"/>
    </style:style>
    <style:style style:name="co13" style:family="table-column">
      <style:table-column-properties fo:break-before="auto" style:column-width="9.81mm"/>
    </style:style>
    <style:style style:name="co14" style:family="table-column">
      <style:table-column-properties fo:break-before="auto" style:column-width="10.44mm"/>
    </style:style>
    <style:style style:name="co15" style:family="table-column">
      <style:table-column-properties fo:break-before="auto" style:column-width="147mm"/>
    </style:style>
    <style:style style:name="co16" style:family="table-column">
      <style:table-column-properties fo:break-before="auto" style:column-width="10mm"/>
    </style:style>
    <style:style style:name="co17" style:family="table-column">
      <style:table-column-properties fo:break-before="auto" style:column-width="172.47mm"/>
    </style:style>
    <style:style style:name="co18" style:family="table-column">
      <style:table-column-properties fo:break-before="auto" style:column-width="133.49mm"/>
    </style:style>
    <style:style style:name="co19" style:family="table-column">
      <style:table-column-properties fo:break-before="auto" style:column-width="9.14mm"/>
    </style:style>
    <style:style style:name="co20" style:family="table-column">
      <style:table-column-properties fo:break-before="auto" style:column-width="11.09mm"/>
    </style:style>
    <style:style style:name="co21" style:family="table-column">
      <style:table-column-properties fo:break-before="auto" style:column-width="157.44mm"/>
    </style:style>
    <style:style style:name="co22" style:family="table-column">
      <style:table-column-properties fo:break-before="auto" style:column-width="10.88mm"/>
    </style:style>
    <style:style style:name="co23" style:family="table-column">
      <style:table-column-properties fo:break-before="auto" style:column-width="194.7mm"/>
    </style:style>
    <style:style style:name="co24" style:family="table-column">
      <style:table-column-properties fo:break-before="auto" style:column-width="9.58mm"/>
    </style:style>
    <style:style style:name="co25" style:family="table-column">
      <style:table-column-properties fo:break-before="auto" style:column-width="8.71mm"/>
    </style:style>
    <style:style style:name="co26" style:family="table-column">
      <style:table-column-properties fo:break-before="auto" style:column-width="130.65mm"/>
    </style:style>
    <style:style style:name="co27" style:family="table-column">
      <style:table-column-properties fo:break-before="auto" style:column-width="8.93mm"/>
    </style:style>
    <style:style style:name="co28" style:family="table-column">
      <style:table-column-properties fo:break-before="auto" style:column-width="166.6mm"/>
    </style:style>
    <style:style style:name="co29" style:family="table-column">
      <style:table-column-properties fo:break-before="auto" style:column-width="8.48mm"/>
    </style:style>
    <style:style style:name="co30" style:family="table-column">
      <style:table-column-properties fo:break-before="auto" style:column-width="158.1mm"/>
    </style:style>
    <style:style style:name="co31" style:family="table-column">
      <style:table-column-properties fo:break-before="auto" style:column-width="28.73mm"/>
    </style:style>
    <style:style style:name="co32" style:family="table-column">
      <style:table-column-properties fo:break-before="auto" style:column-width="32.67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4.66mm" fo:break-before="auto" style:use-optimal-row-height="false"/>
    </style:style>
    <style:style style:name="ro4" style:family="table-row">
      <style:table-row-properties style:row-height="2.54mm" fo:break-before="auto" style:use-optimal-row-height="false"/>
    </style:style>
    <style:style style:name="ro5" style:family="table-row">
      <style:table-row-properties style:row-height="11.64mm" fo:break-before="auto" style:use-optimal-row-height="true"/>
    </style:style>
    <style:style style:name="ro6" style:family="table-row">
      <style:table-row-properties style:row-height="1.91mm" fo:break-before="auto" style:use-optimal-row-height="false"/>
    </style:style>
    <style:style style:name="ro7" style:family="table-row">
      <style:table-row-properties style:row-height="6.56mm" fo:break-before="auto" style:use-optimal-row-height="true"/>
    </style:style>
    <style:style style:name="ro8" style:family="table-row">
      <style:table-row-properties style:row-height="5.08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2.12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11.85mm" fo:break-before="auto" style:use-optimal-row-height="false"/>
    </style:style>
    <style:style style:name="ro13" style:family="table-row">
      <style:table-row-properties style:row-height="9.95mm" fo:break-before="auto" style:use-optimal-row-height="false"/>
    </style:style>
    <style:style style:name="ro14" style:family="table-row">
      <style:table-row-properties style:row-height="11.64mm" fo:break-before="auto" style:use-optimal-row-height="false"/>
    </style:style>
    <style:style style:name="ro15" style:family="table-row">
      <style:table-row-properties style:row-height="10.16mm" fo:break-before="auto" style:use-optimal-row-height="true"/>
    </style:style>
    <style:style style:name="ro16" style:family="table-row">
      <style:table-row-properties style:row-height="11.8mm" fo:break-before="auto" style:use-optimal-row-height="false"/>
    </style:style>
    <style:style style:name="ro17" style:family="table-row">
      <style:table-row-properties style:row-height="6.35mm" fo:break-before="auto" style:use-optimal-row-height="true"/>
    </style:style>
    <style:style style:name="ro18" style:family="table-row">
      <style:table-row-properties style:row-height="18.2mm" fo:break-before="auto" style:use-optimal-row-height="true"/>
    </style:style>
    <style:style style:name="ta1" style:family="table" style:master-page-name="PageStyle_5f_Ficha_20_evaluación">
      <style:table-properties table:display="true" style:writing-mode="lr-tb"/>
    </style:style>
    <style:style style:name="ta2" style:family="table" style:master-page-name="PageStyle_5f_1-_20_Visibilidad_20_y_20_estado_20_sist.">
      <style:table-properties table:display="true" style:writing-mode="lr-tb"/>
    </style:style>
    <style:style style:name="ta3" style:family="table" style:master-page-name="PageStyle_5f_2-_20_Conexión_20_con_20_el_20_mundo">
      <style:table-properties table:display="true" style:writing-mode="lr-tb"/>
    </style:style>
    <style:style style:name="ta4" style:family="table" style:master-page-name="PageStyle_5f_3-_20_Control_20_usuario">
      <style:table-properties table:display="true" style:writing-mode="lr-tb"/>
    </style:style>
    <style:style style:name="ta5" style:family="table" style:master-page-name="PageStyle_5f_4-_20_Consistencia_20_y_20_estándares">
      <style:table-properties table:display="true" style:writing-mode="lr-tb"/>
    </style:style>
    <style:style style:name="ta6" style:family="table" style:master-page-name="PageStyle_5f_5-_20_Reconocimiento">
      <style:table-properties table:display="true" style:writing-mode="lr-tb"/>
    </style:style>
    <style:style style:name="ta7" style:family="table" style:master-page-name="PageStyle_5f_6-_20_Flexibilidad">
      <style:table-properties table:display="true" style:writing-mode="lr-tb"/>
    </style:style>
    <style:style style:name="ta8" style:family="table" style:master-page-name="PageStyle_5f_7-_20_Diagnosticar_20_errores">
      <style:table-properties table:display="true" style:writing-mode="lr-tb"/>
    </style:style>
    <style:style style:name="ta9" style:family="table" style:master-page-name="PageStyle_5f_8-_20_Prevención_20_de_20_errores">
      <style:table-properties table:display="true" style:writing-mode="lr-tb"/>
    </style:style>
    <style:style style:name="ta10" style:family="table" style:master-page-name="PageStyle_5f_9-_20_Diseño_20_estético">
      <style:table-properties table:display="true" style:writing-mode="lr-tb"/>
    </style:style>
    <style:style style:name="ta11" style:family="table" style:master-page-name="PageStyle_5f_10-_20_Ayuda_20_y_20_documentación">
      <style:table-properties table:display="true" style:writing-mode="lr-tb"/>
    </style:style>
    <style:style style:name="ta12" style:family="table" style:master-page-name="PageStyle_5f_11-_20_Guardar_20_estado">
      <style:table-properties table:display="true" style:writing-mode="lr-tb"/>
    </style:style>
    <style:style style:name="ta13" style:family="table" style:master-page-name="PageStyle_5f_12-_20_Color_20_y_20_legibilidad">
      <style:table-properties table:display="true" style:writing-mode="lr-tb"/>
    </style:style>
    <style:style style:name="ta14" style:family="table" style:master-page-name="PageStyle_5f_13-_20_Autonomía">
      <style:table-properties table:display="true" style:writing-mode="lr-tb"/>
    </style:style>
    <style:style style:name="ta15" style:family="table" style:master-page-name="PageStyle_5f_14-_20_Valores_20_per_20_defecto">
      <style:table-properties table:display="true" style:writing-mode="lr-tb"/>
    </style:style>
    <style:style style:name="ta16" style:family="table" style:master-page-name="PageStyle_5f_15-_20_Reducción_20_de_20_la_20_latencia">
      <style:table-properties table:display="true" style:writing-mode="lr-tb"/>
    </style:style>
    <style:style style:name="ta17" style:family="table" style:master-page-name="PageStyle_5f_RESULTAD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deebf7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92d050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92d05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Excel_20_Built-in_20_Hyperlink" style:data-style-name="N0">
      <style:table-cell-properties fo:background-color="#92d05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ffe6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e6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Hyperlink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7" style:family="table-cell" style:parent-style-name="Excel_20_Built-in_20_Hyperlink" style:data-style-name="N0">
      <style:table-cell-properties fo:background-color="#deebf7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563c1" style:text-outline="false" style:text-line-through-style="none" style:text-line-through-type="none" style:font-name="Calibri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0036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Excel_20_Built-in_20_Hyperlink" style:data-style-name="N0">
      <style:table-cell-properties fo:background-color="#92d05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7" style:family="table-cell" style:parent-style-name="Default">
      <style:table-cell-properties fo:background-color="#deebf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2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18.63mm" style:writing-mode="page"/>
    </style:style>
    <style:style style:name="ce42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style:diagonal-bl-tr="none" style:diagonal-tl-br="none" fo:border="none" style:rotation-align="none"/>
    </style:style>
    <style:style style:name="ce45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8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style:diagonal-bl-tr="none" style:diagonal-tl-br="none" fo:border="0.74pt solid #000000" style:rotation-align="none"/>
    </style:style>
    <style:style style:name="ce53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5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7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>
        <style:hyperlink xlink:href="#'1- Visibilidad y estado sist.'.A1" xlink:type="simple"/>
      </style:table-cell-properties>
      <style:paragraph-properties css3t:text-justify="auto" fo:margin-left="0mm" style:writing-mode="page"/>
    </style:style>
    <style:style style:name="ce72" style:family="table-cell" style:parent-style-name="Excel_20_Built-in_20_Hyperlink" style:data-style-name="N0">
      <style:table-cell-properties fo:background-color="#d0cec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style:hyperlink xlink:href="#'2- Conexión con el mundo'.A1" xlink:type="simple"/>
      </style:table-cell-properties>
      <style:paragraph-properties fo:text-align="start" css3t:text-justify="auto" fo:margin-left="0mm" style:writing-mode="page"/>
    </style:style>
    <style:style style:name="ce7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>
        <style:hyperlink xlink:href="#'3- Control usuario'.A1" xlink:type="simple"/>
      </style:table-cell-properties>
      <style:paragraph-properties css3t:text-justify="auto" fo:margin-left="0mm" style:writing-mode="page"/>
    </style:style>
    <style:style style:name="ce74" style:family="table-cell" style:parent-style-name="Excel_20_Built-in_20_Hyperlink" style:data-style-name="N0">
      <style:table-cell-properties fo:background-color="#d0ce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#'4- Consistencia y estándares'.A1" xlink:type="simple"/>
      </style:table-cell-properties>
      <style:paragraph-properties fo:text-align="start" css3t:text-justify="auto" fo:margin-left="0mm" style:writing-mode="page"/>
    </style:style>
    <style:style style:name="ce7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>
        <style:hyperlink xlink:href="#'5- Reconocimiento'.A1" xlink:type="simple"/>
      </style:table-cell-properties>
      <style:paragraph-properties fo:text-align="start" css3t:text-justify="auto" fo:margin-left="0mm" style:writing-mode="page"/>
    </style:style>
    <style:style style:name="ce76" style:family="table-cell" style:parent-style-name="Excel_20_Built-in_20_Hyperlink" style:data-style-name="N0">
      <style:table-cell-properties fo:background-color="#d0ce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#'6- Flexibilidad'.A1" xlink:type="simple"/>
      </style:table-cell-properties>
      <style:paragraph-properties fo:text-align="start" css3t:text-justify="auto" fo:margin-left="0mm" style:writing-mode="page"/>
    </style:style>
    <style:style style:name="ce7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>
        <style:hyperlink xlink:href="#'7- Diagnosticar errors'.A1" xlink:type="simple"/>
      </style:table-cell-properties>
      <style:paragraph-properties fo:text-align="start" css3t:text-justify="auto" fo:margin-left="0mm" style:writing-mode="page"/>
    </style:style>
    <style:style style:name="ce78" style:family="table-cell" style:parent-style-name="Excel_20_Built-in_20_Hyperlink" style:data-style-name="N0">
      <style:table-cell-properties fo:background-color="#d0ce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#'8- Prevenció errors'.A1" xlink:type="simple"/>
      </style:table-cell-properties>
      <style:paragraph-properties css3t:text-justify="auto" fo:margin-left="0mm" style:writing-mode="page"/>
    </style:style>
    <style:style style:name="ce7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>
        <style:hyperlink xlink:href="#'9- Disseny estètic'.A1" xlink:type="simple"/>
      </style:table-cell-properties>
      <style:paragraph-properties css3t:text-justify="auto" fo:margin-left="0mm" style:writing-mode="page"/>
    </style:style>
    <style:style style:name="ce80" style:family="table-cell" style:parent-style-name="Excel_20_Built-in_20_Hyperlink" style:data-style-name="N0">
      <style:table-cell-properties fo:background-color="#d0ce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#'10- Ajuda i documentació'.A1" xlink:type="simple"/>
      </style:table-cell-properties>
      <style:paragraph-properties css3t:text-justify="auto" fo:margin-left="0mm" style:writing-mode="page"/>
    </style:style>
    <style:style style:name="ce8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>
        <style:hyperlink xlink:href="#'11- Guardar estat'.A1" xlink:type="simple"/>
      </style:table-cell-properties>
      <style:paragraph-properties css3t:text-justify="auto" fo:margin-left="0mm" style:writing-mode="page"/>
    </style:style>
    <style:style style:name="ce82" style:family="table-cell" style:parent-style-name="Excel_20_Built-in_20_Hyperlink" style:data-style-name="N0">
      <style:table-cell-properties fo:background-color="#d0ce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style:hyperlink xlink:href="#'12- Color i llegibilitat'.A1" xlink:type="simple"/>
      </style:table-cell-properties>
      <style:paragraph-properties fo:text-align="start" css3t:text-justify="auto" fo:margin-left="0mm" style:writing-mode="page"/>
    </style:style>
    <style:style style:name="ce8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>
        <style:hyperlink xlink:href="#'13- Autonomia'.A1" xlink:type="simple"/>
      </style:table-cell-properties>
      <style:paragraph-properties css3t:text-justify="auto" fo:margin-left="0mm" style:writing-mode="page"/>
    </style:style>
    <style:style style:name="ce84" style:family="table-cell" style:parent-style-name="Excel_20_Built-in_20_Hyperlink" style:data-style-name="N0">
      <style:table-cell-properties fo:background-color="#d0cec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>
        <style:hyperlink xlink:href="#'14- Valores per defecto'.A1" xlink:type="simple"/>
      </style:table-cell-properties>
      <style:paragraph-properties css3t:text-justify="auto" fo:margin-left="0mm" style:writing-mode="page"/>
    </style:style>
    <style:style style:name="ce8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>
        <style:hyperlink xlink:href="#'15- Reducció de la latència'.A1" xlink:type="simple"/>
      </style:table-cell-properties>
      <style:paragraph-properties css3t:text-justify="auto" fo:margin-left="0mm" style:writing-mode="page"/>
    </style:style>
    <style:style style:name="ce86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90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7" style:family="table-cell" style:parent-style-name="Default" style:data-style-name="N11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  <style:map style:condition="cell-content()&gt;0" style:apply-style-name="ConditionalStyle_5f_1" style:base-cell-address="RESULTADOS.B20"/>
    </style:style>
    <style:style style:name="ce10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0" style:family="table-cell" style:parent-style-name="Default" style:data-style-name="N115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1" style:family="table-cell" style:parent-style-name="Excel_20_Built-in_20_Percent" style:data-style-name="N11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2" style:family="table-cell" style:parent-style-name="Default" style:data-style-name="N1">
      <style:table-cell-properties style:rotation-align="none"/>
    </style:style>
    <style:style style:name="ce1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0" style:apply-style-name="ConditionalStyle_5f_7" style:base-cell-address="RESULTADOS.D3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0" style:apply-style-name="ConditionalStyle_5f_6" style:base-cell-address="RESULTADOS.D4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0" style:apply-style-name="ConditionalStyle_5f_5" style:base-cell-address="RESULTADOS.D17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Excel_20_Built-in_20_Percent" style:data-style-name="N11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0" style:apply-style-name="ConditionalStyle_5f_3" style:base-cell-address="RESULTADOS.K3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gt;0" style:apply-style-name="ConditionalStyle_5f_2" style:base-cell-address="RESULTADOS.K4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map style:condition="cell-content()&gt;0" style:apply-style-name="ConditionalStyle_5f_4" style:base-cell-address="RESULTADOS.K17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19.1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4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4pt" style:font-size-complex="14pt" style:font-weight-asian="bold" style:font-weight-complex="bold" style:font-style-asian="italic" style:font-style-complex="italic"/>
    </style:style>
    <style:style style:name="T4" style:family="text">
      <style:text-properties fo:color="#000000" style:font-name="Calibri" style:text-underline-style="none" style:text-underline-color="font-color" style:text-line-through-type="none" fo:font-style="italic" style:text-outline="false" fo:text-shadow="none" style:text-position="0% 100%" style:font-name-complex="Calibri" style:font-style-asian="italic" style:font-style-complex="italic" fo:font-size="11pt" fo:font-weight="normal" style:font-size-asian="11pt" style:font-size-complex="11pt" style:font-weight-asian="normal" style:font-weight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normal" style:font-weight-complex="normal" style:font-style-asian="italic" style:font-style-complex="italic"/>
    </style:style>
    <style:style style:name="T6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10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bold" style:font-weight-complex="bold" style:font-style-asian="italic" style:font-style-complex="italic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style:use-window-font-color="true" style:font-name="Calibri" fo:font-size="14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4pt" style:font-size-complex="14pt" style:font-weight-asian="bold" style:font-weight-complex="bold" style:font-style-asian="italic" style:font-style-complex="italic"/>
    </style:style>
    <style:style style:name="T13" style:family="text">
      <style:text-properties fo:color="#000000" style:font-name="Calibri" fo:font-size="20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20pt" style:font-size-complex="20pt" style:font-weight-asian="bold" style:font-weight-complex="bold" style:font-style-asian="italic" style:font-style-complex="italic"/>
    </style:style>
    <style:style style:name="T14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valors1)" table:allow-empty-cell="true" table:display-list="unsorted" table:base-cell-address="'10- Ayuda y documentación'.B4">
          <table:help-message table:display="true"/>
          <table:error-message table:message-type="stop" table:display="true"/>
        </table:content-validation>
        <table:content-validation table:name="val2" table:condition="of:cell-content-is-in-list(valors1)" table:allow-empty-cell="true" table:display-list="unsorted" table:base-cell-address="'7- Diagnosticar errores'.B4">
          <table:help-message table:display="true"/>
          <table:error-message table:message-type="stop" table:display="true"/>
        </table:content-validation>
        <table:content-validation table:name="val3" table:condition="of:cell-content-is-in-list(valors1)" table:allow-empty-cell="true" table:display-list="unsorted" table:base-cell-address="RESULTADOS.B4">
          <table:help-message table:display="true"/>
          <table:error-message table:message-type="stop" table:display="true"/>
        </table:content-validation>
        <table:content-validation table:name="val4" table:condition="of:cell-content-is-in-list(valors1)" table:allow-empty-cell="true" table:display-list="unsorted" table:base-cell-address="'13- Autonomía'.B4">
          <table:help-message table:display="true"/>
          <table:error-message table:message-type="stop" table:display="true"/>
        </table:content-validation>
        <table:content-validation table:name="val5" table:condition="of:cell-content-is-in-list(valors1)" table:allow-empty-cell="true" table:display-list="unsorted" table:base-cell-address="'11- Guardar estado'.B4">
          <table:help-message table:display="true"/>
          <table:error-message table:message-type="stop" table:display="true"/>
        </table:content-validation>
        <table:content-validation table:name="val6" table:condition="of:cell-content-is-in-list(valors1)" table:allow-empty-cell="true" table:display-list="unsorted" table:base-cell-address="'9- Diseño estético'.B4">
          <table:help-message table:display="true"/>
          <table:error-message table:message-type="stop" table:display="true"/>
        </table:content-validation>
        <table:content-validation table:name="val7" table:condition="of:cell-content-is-in-list(valors1)" table:allow-empty-cell="true" table:display-list="unsorted" table:base-cell-address="'8- Prevención de errores'.B4">
          <table:help-message table:display="true"/>
          <table:error-message table:message-type="stop" table:display="true"/>
        </table:content-validation>
        <table:content-validation table:name="val8" table:condition="of:cell-content-is-in-list(valors1)" table:allow-empty-cell="true" table:display-list="unsorted" table:base-cell-address="'12- Color y legibilidad'.B4">
          <table:help-message table:display="true"/>
          <table:error-message table:message-type="stop" table:display="true"/>
        </table:content-validation>
        <table:content-validation table:name="val9" table:condition="of:cell-content-is-in-list(valors1)" table:allow-empty-cell="true" table:display-list="unsorted" table:base-cell-address="'14- Valores per defecto'.B4">
          <table:help-message table:display="true"/>
          <table:error-message table:message-type="stop" table:display="true"/>
        </table:content-validation>
      </table:content-validations>
      <table:table table:name="Ficha evaluació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4" table:default-cell-style-name="ce4"/>
        <table:table-column table:style-name="co4" table:default-cell-style-name="ce4"/>
        <table:table-column table:style-name="co3" table:number-columns-repeated="1017" table:default-cell-style-name="ce4"/>
        <table:table-row table:style-name="ro1">
          <table:table-cell table:style-name="ce1" office:value-type="string" calcext:value-type="string" table:number-columns-spanned="5" table:number-rows-spanned="1">
            <text:p>Evaluación de la usabilidad<text:span text:style-name="T2"> de una aplicación, web, app ... </text:span></text:p>
            <text:p><text:span text:style-name="T3">Usability Evaluation</text:span><text:span text:style-name="T4"> of an application, web, app, ...</text:span></text:p>
          </table:table-cell>
          <table:covered-table-cell table:number-columns-repeated="3" table:style-name="ce16"/>
          <table:covered-table-cell table:style-name="ce25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Para realizar la evaluación es necesario contestar todos los apartados hasta el final</text:p>
            <text:p><text:span text:style-name="T5">To do the evaluation it is necessary to fill all the tabs until the end</text:span></text:p>
          </table:table-cell>
          <table:covered-table-cell table:number-columns-repeated="4" table:style-name="ce2"/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>
            <text:p>Aplicación, web, app a evaluar</text:p>
            <text:p><text:span text:style-name="T5">Application, web, app to evaluate</text:span></text:p>
          </table:table-cell>
          <table:table-cell table:style-name="ce17" office:value-type="string" calcext:value-type="string" table:number-columns-spanned="4" table:number-rows-spanned="1">
            <text:p>swad.ugr.es</text:p>
          </table:table-cell>
          <table:covered-table-cell table:number-columns-repeated="2" table:style-name="ce22"/>
          <table:covered-table-cell table:style-name="ce26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7">
          <table:table-cell table:style-name="ce6" office:value-type="string" calcext:value-type="string">
            <text:p>Evaluador / <text:span text:style-name="T5">Evaluator</text:span></text:p>
          </table:table-cell>
          <table:table-cell table:number-columns-repeated="2"/>
          <table:table-cell table:style-name="ce24" table:number-columns-repeated="3"/>
          <table:table-cell table:number-columns-repeated="1018"/>
        </table:table-row>
        <table:table-row table:style-name="ro8">
          <table:table-cell table:style-name="ce7" office:value-type="string" calcext:value-type="string">
            <text:p>Nombre / <text:span text:style-name="T5">Name: </text:span></text:p>
          </table:table-cell>
          <table:table-cell table:style-name="ce18" office:value-type="string" calcext:value-type="string" table:number-columns-spanned="4" table:number-rows-spanned="1">
            <text:p>Pedro Manuel Gómez-Portillo López</text:p>
          </table:table-cell>
          <table:covered-table-cell table:number-columns-repeated="3" table:style-name="ce18"/>
          <table:table-cell table:style-name="ce24"/>
          <table:table-cell table:number-columns-repeated="1018"/>
        </table:table-row>
        <table:table-row table:style-name="ro8">
          <table:table-cell table:style-name="ce8" office:value-type="string" calcext:value-type="string">
            <text:p>Perfil/<text:span text:style-name="T5">Profile:</text:span></text:p>
          </table:table-cell>
          <table:table-cell table:style-name="ce19" office:value-type="string" calcext:value-type="string" table:number-columns-spanned="4" table:number-rows-spanned="1">
            <text:p>Estudiante</text:p>
          </table:table-cell>
          <table:covered-table-cell table:number-columns-repeated="3" table:style-name="ce19"/>
          <table:table-cell table:style-name="ce24"/>
          <table:table-cell table:number-columns-repeated="1018"/>
        </table:table-row>
        <table:table-row table:style-name="ro8">
          <table:table-cell table:style-name="ce8" office:value-type="string" calcext:value-type="string">
            <text:p>Estudios/<text:span text:style-name="T5">Studies:</text:span></text:p>
          </table:table-cell>
          <table:table-cell table:style-name="ce19" office:value-type="string" calcext:value-type="string" table:number-columns-spanned="4" table:number-rows-spanned="1">
            <text:p>Graduado en Ingeniería Informática</text:p>
          </table:table-cell>
          <table:covered-table-cell table:number-columns-repeated="3" table:style-name="ce19"/>
          <table:table-cell table:number-columns-repeated="1019"/>
        </table:table-row>
        <table:table-row table:style-name="ro9">
          <table:table-cell table:style-name="ce9" office:value-type="string" calcext:value-type="string">
            <text:p>Fecha/<text:span text:style-name="T5">Date:</text:span></text:p>
          </table:table-cell>
          <table:table-cell table:style-name="ce20" office:value-type="date" office:date-value="2018-10-30" calcext:value-type="date" table:number-columns-spanned="4" table:number-rows-spanned="1">
            <text:p>30/10/2018</text:p>
          </table:table-cell>
          <table:covered-table-cell table:number-columns-repeated="3" table:style-name="ce23"/>
          <table:table-cell table:number-columns-repeated="1019"/>
        </table:table-row>
        <table:table-row table:style-name="ro10">
          <table:table-cell table:style-name="ce6"/>
          <table:table-cell table:number-columns-repeated="1023"/>
        </table:table-row>
        <table:table-row table:style-name="ro11">
          <table:table-cell table:style-name="ce10" office:value-type="string" calcext:value-type="string" table:number-columns-spanned="5" table:number-rows-spanned="3">
            <text:p>Esta evaluación se ha hecho a partir de analizar y sintetizar los <text:span text:style-name="T6">Principios heurísticos de usabilidad para el diseño de interfaces de usuario de J. Nielsen</text:span><text:span text:style-name="T7"> y los </text:span><text:span text:style-name="T8">Principios de Diseño de Interfaces de B. Tognazzini</text:span></text:p>
          </table:table-cell>
          <table:covered-table-cell table:number-columns-repeated="4" table:style-name="ce11"/>
          <table:table-cell table:number-columns-repeated="1019"/>
        </table:table-row>
        <table:table-row table:style-name="ro11">
          <table:covered-table-cell table:number-columns-repeated="5" table:style-name="ce11"/>
          <table:table-cell table:number-columns-repeated="1019"/>
        </table:table-row>
        <table:table-row table:style-name="ro11">
          <table:covered-table-cell table:number-columns-repeated="5" table:style-name="ce11"/>
          <table:table-cell table:number-columns-repeated="1019"/>
        </table:table-row>
        <table:table-row table:style-name="ro8">
          <table:table-cell table:style-name="ce12" office:value-type="string" calcext:value-type="string" table:number-columns-spanned="5" table:number-rows-spanned="1">
            <text:p><text:a xlink:href="https://www.nngroup.com/articles/ten-usability-heuristics" xlink:type="simple">https://www.nngroup.com/articles/ten-usability-heuristics</text:a></text:p>
          </table:table-cell>
          <table:covered-table-cell table:number-columns-repeated="4" table:style-name="ce21"/>
          <table:table-cell table:number-columns-repeated="1019"/>
        </table:table-row>
        <table:table-row table:style-name="ro8">
          <table:table-cell table:style-name="ce12" office:value-type="string" calcext:value-type="string" table:number-columns-spanned="5" table:number-rows-spanned="1">
            <text:p><text:a xlink:href="http://asktog.com/atc/principles-of-interaction-design" xlink:type="simple">http://asktog.com/atc/principles-of-interaction-design</text:a></text:p>
          </table:table-cell>
          <table:covered-table-cell table:number-columns-repeated="4" table:style-name="ce21"/>
          <table:table-cell table:number-columns-repeated="1019"/>
        </table:table-row>
        <table:table-row table:style-name="ro8">
          <table:table-cell table:style-name="ce13" office:value-type="string" calcext:value-type="string" table:number-columns-spanned="5" table:number-rows-spanned="3">
            <text:p>This evaluation has been done by analyzing and synthesizing the <text:span text:style-name="T6">Usability Heuristics for User Interface Design by J. Nielsen</text:span><text:span text:style-name="T7"> and </text:span><text:span text:style-name="T8">First Principles of Interaction Design by B. Tognazzini</text:span></text:p>
          </table:table-cell>
          <table:covered-table-cell table:number-columns-repeated="4" table:style-name="ce14"/>
          <table:table-cell table:number-columns-repeated="1019"/>
        </table:table-row>
        <table:table-row table:style-name="ro8">
          <table:covered-table-cell table:number-columns-repeated="5" table:style-name="ce14"/>
          <table:table-cell table:number-columns-repeated="1019"/>
        </table:table-row>
        <table:table-row table:style-name="ro8">
          <table:covered-table-cell table:number-columns-repeated="5" table:style-name="ce14"/>
          <table:table-cell table:number-columns-repeated="1019"/>
        </table:table-row>
        <table:table-row table:style-name="ro8">
          <table:table-cell table:style-name="ce15" office:value-type="string" calcext:value-type="string" table:number-columns-spanned="5" table:number-rows-spanned="1">
            <text:p><text:a xlink:href="https://www.nngroup.com/articles/ten-usability-heuristics" xlink:type="simple">https://www.nngroup.com/articles/ten-usability-heuristics</text:a></text:p>
          </table:table-cell>
          <table:covered-table-cell table:number-columns-repeated="4" table:style-name="ce15"/>
          <table:table-cell table:number-columns-repeated="1019"/>
        </table:table-row>
        <table:table-row table:style-name="ro8">
          <table:table-cell table:style-name="ce15" office:value-type="string" calcext:value-type="string" table:number-columns-spanned="5" table:number-rows-spanned="1">
            <text:p><text:a xlink:href="http://asktog.com/atc/principles-of-interaction-design" xlink:type="simple">http://asktog.com/atc/principles-of-interaction-design</text:a></text:p>
          </table:table-cell>
          <table:covered-table-cell table:number-columns-repeated="4" table:style-name="ce15"/>
          <table:table-cell table:number-columns-repeated="1019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1- Visibilidad y estado sist.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37"/>
        <table:table-column table:style-name="co9" table:visibility="collapse" table:default-cell-style-name="Default"/>
        <table:table-column table:style-name="co10" table:number-columns-repeated="1019" table:default-cell-style-name="Default"/>
        <table:table-row table:style-name="ro12">
          <table:table-cell table:style-name="ce27" office:value-type="string" calcext:value-type="string" table:number-columns-spanned="3" table:number-rows-spanned="1">
            <text:p>1- Visibilidad y estado del sistema / <text:span text:style-name="T3">Visibility and system state</text:span></text:p>
          </table:table-cell>
          <table:covered-table-cell table:number-columns-repeated="2" table:style-name="ce31"/>
          <table:table-cell/>
          <table:table-cell table:style-name="ce29"/>
          <table:table-cell table:number-columns-repeated="1019"/>
        </table:table-row>
        <table:table-row table:style-name="ro8">
          <table:table-cell table:style-name="ce28" table:number-columns-spanned="3" table:number-rows-spanned="1"/>
          <table:covered-table-cell table:number-columns-repeated="2" table:style-name="ce28"/>
          <table:table-cell/>
          <table:table-cell table:style-name="ce29"/>
          <table:table-cell table:number-columns-repeated="1019"/>
        </table:table-row>
        <table:table-row table:style-name="ro13">
          <table:table-cell table:style-name="ce29"/>
          <table:table-cell table:style-name="ce32" office:value-type="string" calcext:value-type="string">
            <text:p>Respuesta</text:p>
            <text:p><text:span text:style-name="T10">Answer</text:span></text:p>
          </table:table-cell>
          <table:table-cell table:style-name="ce35" office:value-type="string" calcext:value-type="string">
            <text:p>Comentarios</text:p>
            <text:p><text:span text:style-name="T10">Coments</text:span></text:p>
          </table:table-cell>
          <table:table-cell/>
          <table:table-cell table:style-name="ce29"/>
          <table:table-cell table:number-columns-repeated="1019"/>
        </table:table-row>
        <table:table-row table:style-name="ro2">
          <table:table-cell table:style-name="ce30" office:value-type="string" calcext:value-type="string">
            <text:p>La aplicación incluye de forma visible el título de la página, de la sección o del sitio?</text:p>
            <text:p><text:span text:style-name="T9">Does the application include a visible title page, section or site?</text:span></text:p>
          </table:table-cell>
          <table:table-cell table:style-name="ce33" table:content-validation-name="val1" office:value-type="string" calcext:value-type="string">
            <text:p>Sí / Yes</text:p>
          </table:table-cell>
          <table:table-cell table:style-name="ce36"/>
          <table:table-cell table:formula="of:=IF([.B4]=[$RESULTADOS.$A$101];1;IF([.B4]=[$RESULTADOS.$A$102];0.5;IF([.B4]=[$RESULTADOS.$A$103];0;IF([.B4]=[$RESULTADOS.$A$104];&quot;NA&quot;;&quot;-&quot;))))" office:value-type="float" office:value="1" calcext:value-type="float">
            <text:p>1</text:p>
          </table:table-cell>
          <table:table-cell table:style-name="ce37" table:formula="of:=IF([.D4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El usuario sabe en todo momento donde está?</text:p>
            <text:p><text:span text:style-name="T9">Does the user always know where it is located?</text:span></text:p>
          </table:table-cell>
          <table:table-cell table:style-name="ce34" table:content-validation-name="val1" office:value-type="string" calcext:value-type="string">
            <text:p>Ni Sí, ni No / Neither</text:p>
          </table:table-cell>
          <table:table-cell table:style-name="ce36"/>
          <table:table-cell table:formula="of:=IF([.B5]=[$RESULTADOS.$A$101];1;IF([.B5]=[$RESULTADOS.$A$102];0.5;IF([.B5]=[$RESULTADOS.$A$103];0;IF([.B5]=[$RESULTADOS.$A$104];&quot;NA&quot;;&quot;-&quot;))))" office:value-type="float" office:value="0.5" calcext:value-type="float">
            <text:p>0.5</text:p>
          </table:table-cell>
          <table:table-cell table:style-name="ce37" table:formula="of:=IF([.D5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El usuario sabe en todo momento qué está haciendo el sistema o aplicación?</text:p>
            <text:p><text:span text:style-name="T9">Does the user always know what the system or application is doing?</text:span></text:p>
          </table:table-cell>
          <table:table-cell table:style-name="ce34" table:content-validation-name="val1" office:value-type="string" calcext:value-type="string">
            <text:p>Ni Sí, ni No / Neither</text:p>
          </table:table-cell>
          <table:table-cell table:style-name="ce36"/>
          <table:table-cell table:formula="of:=IF([.B6]=[$RESULTADOS.$A$101];1;IF([.B6]=[$RESULTADOS.$A$102];0.5;IF([.B6]=[$RESULTADOS.$A$103];0;IF([.B6]=[$RESULTADOS.$A$104];&quot;NA&quot;;&quot;-&quot;))))" office:value-type="float" office:value="0.5" calcext:value-type="float">
            <text:p>0.5</text:p>
          </table:table-cell>
          <table:table-cell table:style-name="ce37" table:formula="of:=IF([.D6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Los enlaces están claramente definidos?</text:p>
            <text:p><text:span text:style-name="T9">Are the links clearly defined?</text:span></text:p>
          </table:table-cell>
          <table:table-cell table:style-name="ce34" table:content-validation-name="val1" office:value-type="string" calcext:value-type="string">
            <text:p>Sí / Yes</text:p>
          </table:table-cell>
          <table:table-cell table:style-name="ce36"/>
          <table:table-cell table:formula="of:=IF([.B7]=[$RESULTADOS.$A$101];1;IF([.B7]=[$RESULTADOS.$A$102];0.5;IF([.B7]=[$RESULTADOS.$A$103];0;IF([.B7]=[$RESULTADOS.$A$104];&quot;NA&quot;;&quot;-&quot;))))" office:value-type="float" office:value="1" calcext:value-type="float">
            <text:p>1</text:p>
          </table:table-cell>
          <table:table-cell table:style-name="ce37" table:formula="of:=IF([.D7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Todas las acciones pueden verse directamente? (Sin requerir acciones adicionales)</text:p>
            <text:p><text:span text:style-name="T9">Can all actions be visualized directly? (No other actions are required)</text:span></text:p>
          </table:table-cell>
          <table:table-cell table:style-name="ce34" table:content-validation-name="val1" office:value-type="string" calcext:value-type="string">
            <text:p>No</text:p>
          </table:table-cell>
          <table:table-cell table:style-name="ce36"/>
          <table:table-cell table:formula="of:=IF([.B8]=[$RESULTADOS.$A$101];1;IF([.B8]=[$RESULTADOS.$A$102];0.5;IF([.B8]=[$RESULTADOS.$A$103];0;IF([.B8]=[$RESULTADOS.$A$104];&quot;NA&quot;;&quot;-&quot;))))" office:value-type="float" office:value="0" calcext:value-type="float">
            <text:p>0</text:p>
          </table:table-cell>
          <table:table-cell table:style-name="ce37" table:formula="of:=IF([.D8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8" table:number-rows-repeated="11">
          <table:table-cell table:number-columns-repeated="1024"/>
        </table:table-row>
        <table:table-row table:style-name="ro8">
          <table:table-cell table:style-name="ce29" table:number-columns-repeated="3"/>
          <table:table-cell/>
          <table:table-cell table:style-name="ce29"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1- Visibilidad y estado sist.'.B4:'1- Visibilidad y estado sist.'.B4"/>
          <calcext:conditional-format calcext:target-range-address="'1- Visibilidad y estado sist.'.B5:'1- Visibilidad y estado sist.'.B8"/>
        </calcext:conditional-formats>
      </table:table>
      <table:table table:name="2- Conexión con el mundo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7" table:default-cell-style-name="ce29"/>
        <table:table-column table:style-name="co13" table:visibility="collapse" table:number-columns-repeated="2" table:default-cell-style-name="Default"/>
        <table:table-column table:style-name="co10" table:number-columns-repeated="1019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2 - Connexión entre el sistema y el mundo real, uso de metáforas y objetos humanos / </text:p>
            <text:p><text:span text:style-name="T3">Connection between the system and the real world, metaphor usage and human objects</text:span></text:p>
          </table:table-cell>
          <table:covered-table-cell table:number-columns-repeated="2" table:style-name="ce31"/>
          <table:table-cell table:style-name="ce29" table:number-columns-repeated="2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13">
          <table:table-cell table:style-name="ce29"/>
          <table:table-cell table:style-name="ce32" office:value-type="string" calcext:value-type="string">
            <text:p>Respuesta</text:p>
            <text:p><text:span text:style-name="T10">Answer</text:span></text:p>
          </table:table-cell>
          <table:table-cell table:style-name="ce35" office:value-type="string" calcext:value-type="string">
            <text:p>Comentarios</text:p>
            <text:p><text:span text:style-name="T10">Coments</text:span></text:p>
          </table:table-cell>
          <table:table-cell table:style-name="ce29" table:number-columns-repeated="2"/>
          <table:table-cell table:number-columns-repeated="1019"/>
        </table:table-row>
        <table:table-row table:style-name="ro2">
          <table:table-cell table:style-name="ce38" office:value-type="string" calcext:value-type="string">
            <text:p>La información aparece en un orden lógico para el usuario?</text:p>
            <text:p><text:span text:style-name="T9">Does information appear in a logical order for the user?</text:span></text:p>
          </table:table-cell>
          <table:table-cell table:style-name="ce42" table:content-validation-name="val2" office:value-type="string" calcext:value-type="string">
            <text:p>Sí / Yes</text:p>
          </table:table-cell>
          <table:table-cell table:style-name="ce36"/>
          <table:table-cell table:style-name="ce37" table:formula="of:=IF([.B4]=[$RESULTADOS.$A$101];1;IF([.B4]=[$RESULTADOS.$A$102];0.5;IF([.B4]=[$RESULTADOS.$A$103];0;IF([.B4]=[$RESULTADOS.$A$104];&quot;NA&quot;;&quot;-&quot;))))" office:value-type="float" office:value="1" calcext:value-type="float">
            <text:p>1</text:p>
          </table:table-cell>
          <table:table-cell table:style-name="ce37" table:formula="of:=IF([.D4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9" office:value-type="string" calcext:value-type="string">
            <text:p><text:span text:style-name="T11">El diseño de los iconos se correspone con objetos cotidianos?</text:span></text:p>
            <text:p><text:span text:style-name="T9">Does the design of the icons correspond to everyday objects?</text:span></text:p>
          </table:table-cell>
          <table:table-cell table:style-name="ce42" table:content-validation-name="val2" office:value-type="string" calcext:value-type="string">
            <text:p>Sí / Yes</text:p>
          </table:table-cell>
          <table:table-cell table:style-name="ce36"/>
          <table:table-cell table:style-name="ce37" table:formula="of:=IF([.B5]=[$RESULTADOS.$A$101];1;IF([.B5]=[$RESULTADOS.$A$102];0.5;IF([.B5]=[$RESULTADOS.$A$103];0;IF([.B5]=[$RESULTADOS.$A$104];&quot;NA&quot;;&quot;-&quot;))))" office:value-type="float" office:value="1" calcext:value-type="float">
            <text:p>1</text:p>
          </table:table-cell>
          <table:table-cell table:style-name="ce37" table:formula="of:=IF([.D5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Cada icono realiza la acción que el usuario espera?</text:p>
            <text:p><text:span text:style-name="T9">Does every icon do the action that you expect?</text:span></text:p>
          </table:table-cell>
          <table:table-cell table:style-name="ce42" table:content-validation-name="val2" office:value-type="string" calcext:value-type="string">
            <text:p>Sí / Yes</text:p>
          </table:table-cell>
          <table:table-cell table:style-name="ce36"/>
          <table:table-cell table:style-name="ce37" table:formula="of:=IF([.B6]=[$RESULTADOS.$A$101];1;IF([.B6]=[$RESULTADOS.$A$102];0.5;IF([.B6]=[$RESULTADOS.$A$103];0;IF([.B6]=[$RESULTADOS.$A$104];&quot;NA&quot;;&quot;-&quot;))))" office:value-type="float" office:value="1" calcext:value-type="float">
            <text:p>1</text:p>
          </table:table-cell>
          <table:table-cell table:style-name="ce37" table:formula="of:=IF([.D6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0" office:value-type="string" calcext:value-type="string">
            <text:p>Se utilizan frases y conceptos familiares para el usuario?</text:p>
            <text:p><text:span text:style-name="T9">Does the system use phrases and concepts familiar to the user?</text:span></text:p>
          </table:table-cell>
          <table:table-cell table:style-name="ce42" table:content-validation-name="val2" office:value-type="string" calcext:value-type="string">
            <text:p>Sí / Yes</text:p>
          </table:table-cell>
          <table:table-cell table:style-name="ce36"/>
          <table:table-cell table:style-name="ce37" table:formula="of:=IF([.B7]=[$RESULTADOS.$A$101];1;IF([.B7]=[$RESULTADOS.$A$102];0.5;IF([.B7]=[$RESULTADOS.$A$103];0;IF([.B7]=[$RESULTADOS.$A$104];&quot;NA&quot;;&quot;-&quot;))))" office:value-type="float" office:value="1" calcext:value-type="float">
            <text:p>1</text:p>
          </table:table-cell>
          <table:table-cell table:style-name="ce37" table:formula="of:=IF([.D7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style-name="ce41"/>
          <table:table-cell table:style-name="ce43"/>
          <table:table-cell table:style-name="ce44"/>
          <table:table-cell table:style-name="ce37"/>
          <table:table-cell table:style-name="ce29"/>
          <table:table-cell table:number-columns-repeated="1019"/>
        </table:table-row>
        <table:table-row table:style-name="ro8">
          <table:table-cell table:style-name="ce41"/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8" table:number-rows-repeated="104856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2- Conexión con el mundo'.B4:'2- Conexión con el mundo'.B7"/>
        </calcext:conditional-formats>
      </table:table>
      <table:table table:name="3- Control usuario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7" table:default-cell-style-name="ce29"/>
        <table:table-column table:style-name="co14" table:visibility="collapse" table:number-columns-repeated="2" table:default-cell-style-name="Default"/>
        <table:table-column table:style-name="co10" table:number-columns-repeated="1019" table:default-cell-style-name="Default"/>
        <table:table-row table:style-name="ro14">
          <table:table-cell table:style-name="ce31" office:value-type="string" calcext:value-type="string" table:number-columns-spanned="3" table:number-rows-spanned="1">
            <text:p>3 - Control y libertad del usuario / <text:span text:style-name="T3">User control and freedom</text:span></text:p>
          </table:table-cell>
          <table:covered-table-cell table:number-columns-repeated="2" table:style-name="ce31"/>
          <table:table-cell table:style-name="ce29" table:number-columns-repeated="2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15">
          <table:table-cell table:style-name="ce29"/>
          <table:table-cell table:style-name="ce32" office:value-type="string" calcext:value-type="string">
            <text:p>Respuesta</text:p>
            <text:p><text:span text:style-name="T10">Answer</text:span></text:p>
          </table:table-cell>
          <table:table-cell table:style-name="ce35" office:value-type="string" calcext:value-type="string">
            <text:p>Comentarios</text:p>
            <text:p><text:span text:style-name="T10">Coments</text:span></text:p>
          </table:table-cell>
          <table:table-cell table:style-name="ce29" table:number-columns-repeated="2"/>
          <table:table-cell table:number-columns-repeated="1019"/>
        </table:table-row>
        <table:table-row table:style-name="ro2">
          <table:table-cell table:style-name="ce30" office:value-type="string" calcext:value-type="string">
            <text:p>Existe un vínculo para volver al estado inicial o a la página de inicio?</text:p>
            <text:p>Is there a link to come back to initial state or homepage?</text:p>
          </table:table-cell>
          <table:table-cell table:style-name="ce45" table:content-validation-name="val3" office:value-type="string" calcext:value-type="string">
            <text:p>Sí / Yes</text:p>
          </table:table-cell>
          <table:table-cell table:style-name="ce36"/>
          <table:table-cell table:style-name="ce37" table:formula="of:=IF([.B4]=[$RESULTADOS.$A$101];1;IF([.B4]=[$RESULTADOS.$A$102];0.5;IF([.B4]=[$RESULTADOS.$A$103];0;IF([.B4]=[$RESULTADOS.$A$104];&quot;NA&quot;;&quot;-&quot;))))" office:value-type="float" office:value="1" calcext:value-type="float">
            <text:p>1</text:p>
          </table:table-cell>
          <table:table-cell table:style-name="ce37" table:formula="of:=IF([.D4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Existen funcionalidades para "deshaer" y "re-hacer"?</text:p>
            <text:p><text:span text:style-name="T9">Are the functions “undo” and “re-do” implemented?</text:span></text:p>
          </table:table-cell>
          <table:table-cell table:style-name="ce45" table:content-validation-name="val3" office:value-type="string" calcext:value-type="string">
            <text:p>No</text:p>
          </table:table-cell>
          <table:table-cell table:style-name="ce36"/>
          <table:table-cell table:style-name="ce37" table:formula="of:=IF([.B5]=[$RESULTADOS.$A$101];1;IF([.B5]=[$RESULTADOS.$A$102];0.5;IF([.B5]=[$RESULTADOS.$A$103];0;IF([.B5]=[$RESULTADOS.$A$104];&quot;NA&quot;;&quot;-&quot;))))" office:value-type="float" office:value="0" calcext:value-type="float">
            <text:p>0</text:p>
          </table:table-cell>
          <table:table-cell table:style-name="ce37" table:formula="of:=IF([.D5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Es fácil volver a un estado anterior de la aplicación?</text:p>
            <text:p><text:span text:style-name="T9">Is it easy to come back to an earlier state of the application?</text:span></text:p>
          </table:table-cell>
          <table:table-cell table:style-name="ce45" table:content-validation-name="val3" office:value-type="string" calcext:value-type="string">
            <text:p>Sí / Yes</text:p>
          </table:table-cell>
          <table:table-cell table:style-name="ce36"/>
          <table:table-cell table:style-name="ce37" table:formula="of:=IF([.B6]=[$RESULTADOS.$A$101];1;IF([.B6]=[$RESULTADOS.$A$102];0.5;IF([.B6]=[$RESULTADOS.$A$103];0;IF([.B6]=[$RESULTADOS.$A$104];&quot;NA&quot;;&quot;-&quot;))))" office:value-type="float" office:value="1" calcext:value-type="float">
            <text:p>1</text:p>
          </table:table-cell>
          <table:table-cell table:style-name="ce37" table:formula="of:=IF([.D6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8" table:number-rows-repeated="2">
          <table:table-cell table:style-name="ce29" table:number-columns-repeated="2"/>
          <table:table-cell table:style-name="ce44"/>
          <table:table-cell table:style-name="ce29" table:number-columns-repeated="2"/>
          <table:table-cell table:number-columns-repeated="1019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3- Control usuario'.B4:'3- Control usuario'.B6"/>
        </calcext:conditional-formats>
      </table:table>
      <table:table table:name="4- Consistencia y estándares" table:style-name="ta5">
        <office:forms form:automatic-focus="false" form:apply-design-mode="false"/>
        <table:table-column table:style-name="co15" table:default-cell-style-name="Default"/>
        <table:table-column table:style-name="co12" table:default-cell-style-name="Default"/>
        <table:table-column table:style-name="co7" table:default-cell-style-name="ce29"/>
        <table:table-column table:style-name="co16" table:visibility="collapse" table:number-columns-repeated="2" table:default-cell-style-name="Default"/>
        <table:table-column table:style-name="co10" table:number-columns-repeated="1019" table:default-cell-style-name="Default"/>
        <table:table-row table:style-name="ro14">
          <table:table-cell table:style-name="ce31" office:value-type="string" calcext:value-type="string" table:number-columns-spanned="3" table:number-rows-spanned="1">
            <text:p>4 - Consistencia y estándares / <text:span text:style-name="T3">Consistency and standards</text:span></text:p>
          </table:table-cell>
          <table:covered-table-cell table:style-name="ce47"/>
          <table:covered-table-cell table:style-name="ce49"/>
          <table:table-cell table:style-name="ce29" table:number-columns-repeated="2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13">
          <table:table-cell table:style-name="ce29"/>
          <table:table-cell table:style-name="ce32" office:value-type="string" calcext:value-type="string">
            <text:p>Respuesta</text:p>
            <text:p><text:span text:style-name="T10">Answer</text:span></text:p>
          </table:table-cell>
          <table:table-cell table:style-name="ce35" office:value-type="string" calcext:value-type="string">
            <text:p>Comentarios</text:p>
            <text:p><text:span text:style-name="T10">Coments</text:span></text:p>
          </table:table-cell>
          <table:table-cell table:style-name="ce29" table:number-columns-repeated="2"/>
          <table:table-cell table:number-columns-repeated="1019"/>
        </table:table-row>
        <table:table-row table:style-name="ro2">
          <table:table-cell table:style-name="ce30" office:value-type="string" calcext:value-type="string">
            <text:p>Las etiquetas de los vínculos tienen los mismos nombres que sus destinos?</text:p>
            <text:p>Do link labels have the same names as their destinations?</text:p>
          </table:table-cell>
          <table:table-cell table:style-name="ce48" table:content-validation-name="val4" office:value-type="string" calcext:value-type="string">
            <text:p>Ni Sí, ni No / Neither</text:p>
          </table:table-cell>
          <table:table-cell table:style-name="ce36"/>
          <table:table-cell table:style-name="ce37" table:formula="of:=IF([.B4]=[$RESULTADOS.$A$101];1;IF([.B4]=[$RESULTADOS.$A$102];0.5;IF([.B4]=[$RESULTADOS.$A$103];0;IF([.B4]=[$RESULTADOS.$A$104];&quot;NA&quot;;&quot;-&quot;))))" office:value-type="float" office:value="0.5" calcext:value-type="float">
            <text:p>0.5</text:p>
          </table:table-cell>
          <table:table-cell table:style-name="ce37" table:formula="of:=IF([.D4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Las mismas acciones siempre conducen a los mismos resultados?</text:p>
            <text:p><text:span text:style-name="T9">Do the same actions always have the same results?</text:span></text:p>
          </table:table-cell>
          <table:table-cell table:style-name="ce48" table:content-validation-name="val4" office:value-type="string" calcext:value-type="string">
            <text:p>Sí / Yes</text:p>
          </table:table-cell>
          <table:table-cell table:style-name="ce36"/>
          <table:table-cell table:style-name="ce37" table:formula="of:=IF([.B5]=[$RESULTADOS.$A$101];1;IF([.B5]=[$RESULTADOS.$A$102];0.5;IF([.B5]=[$RESULTADOS.$A$103];0;IF([.B5]=[$RESULTADOS.$A$104];&quot;NA&quot;;&quot;-&quot;))))" office:value-type="float" office:value="1" calcext:value-type="float">
            <text:p>1</text:p>
          </table:table-cell>
          <table:table-cell table:style-name="ce37" table:formula="of:=IF([.D5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Un mismo icono tiene el mismo significado en todo el sistema?</text:p>
            <text:p><text:span text:style-name="T9">Do the icons have the same meaning everywhere?</text:span></text:p>
          </table:table-cell>
          <table:table-cell table:style-name="ce48" table:content-validation-name="val4" office:value-type="string" calcext:value-type="string">
            <text:p>Sí / Yes</text:p>
          </table:table-cell>
          <table:table-cell table:style-name="ce36"/>
          <table:table-cell table:style-name="ce37" table:formula="of:=IF([.B6]=[$RESULTADOS.$A$101];1;IF([.B6]=[$RESULTADOS.$A$102];0.5;IF([.B6]=[$RESULTADOS.$A$103];0;IF([.B6]=[$RESULTADOS.$A$104];&quot;NA&quot;;&quot;-&quot;))))" office:value-type="float" office:value="1" calcext:value-type="float">
            <text:p>1</text:p>
          </table:table-cell>
          <table:table-cell table:style-name="ce37" table:formula="of:=IF([.D6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La información se muestra de forma consistente en todo el sistema?</text:p>
            <text:p><text:span text:style-name="T9">Is the information displayed consistently on every page?</text:span></text:p>
          </table:table-cell>
          <table:table-cell table:style-name="ce48" table:content-validation-name="val4" office:value-type="string" calcext:value-type="string">
            <text:p>Sí / Yes</text:p>
          </table:table-cell>
          <table:table-cell table:style-name="ce36"/>
          <table:table-cell table:style-name="ce37" table:formula="of:=IF([.B7]=[$RESULTADOS.$A$101];1;IF([.B7]=[$RESULTADOS.$A$102];0.5;IF([.B7]=[$RESULTADOS.$A$103];0;IF([.B7]=[$RESULTADOS.$A$104];&quot;NA&quot;;&quot;-&quot;))))" office:value-type="float" office:value="1" calcext:value-type="float">
            <text:p>1</text:p>
          </table:table-cell>
          <table:table-cell table:style-name="ce37" table:formula="of:=IF([.D7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<text:span text:style-name="T11">Los colores de los enlaces son los estándares o, si no, adecuados para su uso? </text:span></text:p>
            <text:p><text:span text:style-name="T9">Are the colours of the links standard? If not, are they suitable for its use?</text:span></text:p>
          </table:table-cell>
          <table:table-cell table:style-name="ce48" table:content-validation-name="val4" office:value-type="string" calcext:value-type="string">
            <text:p>Ni Sí, ni No / Neither</text:p>
          </table:table-cell>
          <table:table-cell table:style-name="ce36"/>
          <table:table-cell table:style-name="ce37" table:formula="of:=IF([.B8]=[$RESULTADOS.$A$101];1;IF([.B8]=[$RESULTADOS.$A$102];0.5;IF([.B8]=[$RESULTADOS.$A$103];0;IF([.B8]=[$RESULTADOS.$A$104];&quot;NA&quot;;&quot;-&quot;))))" office:value-type="float" office:value="0.5" calcext:value-type="float">
            <text:p>0.5</text:p>
          </table:table-cell>
          <table:table-cell table:style-name="ce37" table:formula="of:=IF([.D8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Los elementos de navegación siguen los estándares? (botones, check box,..)</text:p>
            <text:p><text:span text:style-name="T9">Do navigation elements follow the standards? (Buttons, check box, ...)</text:span></text:p>
          </table:table-cell>
          <table:table-cell table:style-name="ce48" table:content-validation-name="val4" office:value-type="string" calcext:value-type="string">
            <text:p>Sí / Yes</text:p>
          </table:table-cell>
          <table:table-cell table:style-name="ce36"/>
          <table:table-cell table:style-name="ce37" table:formula="of:=IF([.B9]=[$RESULTADOS.$A$101];1;IF([.B9]=[$RESULTADOS.$A$102];0.5;IF([.B9]=[$RESULTADOS.$A$103];0;IF([.B9]=[$RESULTADOS.$A$104];&quot;NA&quot;;&quot;-&quot;))))" office:value-type="float" office:value="1" calcext:value-type="float">
            <text:p>1</text:p>
          </table:table-cell>
          <table:table-cell table:style-name="ce37" table:formula="of:=IF([.D9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style-name="ce29" table:number-columns-repeated="2"/>
          <table:table-cell/>
          <table:table-cell table:style-name="ce29" table:number-columns-repeated="2"/>
          <table:table-cell table:number-columns-repeated="1019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4- Consistencia y estándares'.B4:'4- Consistencia y estándares'.B9"/>
        </calcext:conditional-formats>
      </table:table>
      <table:table table:name="5- Reconocimiento" table:style-name="ta6">
        <office:forms form:automatic-focus="false" form:apply-design-mode="false"/>
        <table:table-column table:style-name="co17" table:default-cell-style-name="Default"/>
        <table:table-column table:style-name="co12" table:default-cell-style-name="Default"/>
        <table:table-column table:style-name="co7" table:default-cell-style-name="ce29"/>
        <table:table-column table:style-name="co13" table:visibility="collapse" table:number-columns-repeated="2" table:default-cell-style-name="Default"/>
        <table:table-column table:style-name="co10" table:number-columns-repeated="1019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5 - Reconocimiento en lugar de memoria, aprendizaje y anticipación / </text:p>
            <text:p>Recognition rather than memory, learning and anticipation</text:p>
          </table:table-cell>
          <table:covered-table-cell table:number-columns-repeated="2" table:style-name="ce31"/>
          <table:table-cell table:style-name="ce29" table:number-columns-repeated="2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15">
          <table:table-cell table:style-name="ce29"/>
          <table:table-cell table:style-name="ce32" office:value-type="string" calcext:value-type="string">
            <text:p>Respuesta</text:p>
            <text:p><text:span text:style-name="T10">Answer</text:span></text:p>
          </table:table-cell>
          <table:table-cell table:style-name="ce35" office:value-type="string" calcext:value-type="string">
            <text:p>Comentarios</text:p>
            <text:p><text:span text:style-name="T10">Coments</text:span></text:p>
          </table:table-cell>
          <table:table-cell table:style-name="ce29" table:number-columns-repeated="2"/>
          <table:table-cell table:number-columns-repeated="1019"/>
        </table:table-row>
        <table:table-row table:style-name="ro2">
          <table:table-cell table:style-name="ce30" office:value-type="string" calcext:value-type="string">
            <text:p>Es sencillo de utilizar por vez primera?</text:p>
            <text:p><text:span text:style-name="T9">Is it easy to use the system for the first time?</text:span></text:p>
          </table:table-cell>
          <table:table-cell table:style-name="ce51" table:content-validation-name="val5" office:value-type="string" calcext:value-type="string">
            <text:p>No</text:p>
          </table:table-cell>
          <table:table-cell table:style-name="ce36"/>
          <table:table-cell table:style-name="ce37" table:formula="of:=IF([.B4]=[$RESULTADOS.$A$101];1;IF([.B4]=[$RESULTADOS.$A$102];0.5;IF([.B4]=[$RESULTADOS.$A$103];0;IF([.B4]=[$RESULTADOS.$A$104];&quot;NA&quot;;&quot;-&quot;))))" office:value-type="float" office:value="0" calcext:value-type="float">
            <text:p>0</text:p>
          </table:table-cell>
          <table:table-cell table:style-name="ce37" table:formula="of:=IF([.D4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Es fácil localizar información que ya ha sido buscada con anterioridada? </text:p>
            <text:p><text:span text:style-name="T9">Is it easy to locate information that has already been searched for before?</text:span></text:p>
          </table:table-cell>
          <table:table-cell table:style-name="ce51" table:content-validation-name="val5" office:value-type="string" calcext:value-type="string">
            <text:p>Sí / Yes</text:p>
          </table:table-cell>
          <table:table-cell table:style-name="ce36"/>
          <table:table-cell table:style-name="ce37" table:formula="of:=IF([.B5]=[$RESULTADOS.$A$101];1;IF([.B5]=[$RESULTADOS.$A$102];0.5;IF([.B5]=[$RESULTADOS.$A$103];0;IF([.B5]=[$RESULTADOS.$A$104];&quot;NA&quot;;&quot;-&quot;))))" office:value-type="float" office:value="1" calcext:value-type="float">
            <text:p>1</text:p>
          </table:table-cell>
          <table:table-cell table:style-name="ce37" table:formula="of:=IF([.D5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50" office:value-type="string" calcext:value-type="string">
            <text:p>En todo momento puedes utilizar el sistema sin necesidad de recordar pantallas anteriores? </text:p>
            <text:p><text:span text:style-name="T9">Can you use the system at all times without remembering previous screens?</text:span></text:p>
          </table:table-cell>
          <table:table-cell table:style-name="ce51" table:content-validation-name="val5" office:value-type="string" calcext:value-type="string">
            <text:p>No</text:p>
          </table:table-cell>
          <table:table-cell table:style-name="ce36"/>
          <table:table-cell table:style-name="ce37" table:formula="of:=IF([.B6]=[$RESULTADOS.$A$101];1;IF([.B6]=[$RESULTADOS.$A$102];0.5;IF([.B6]=[$RESULTADOS.$A$103];0;IF([.B6]=[$RESULTADOS.$A$104];&quot;NA&quot;;&quot;-&quot;))))" office:value-type="float" office:value="0" calcext:value-type="float">
            <text:p>0</text:p>
          </table:table-cell>
          <table:table-cell table:style-name="ce37" table:formula="of:=IF([.D6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Todo el contenido necesario para la navegación o para las diferentes tareas está en la "pantalla actual"?</text:p>
            <text:p><text:span text:style-name="T9">Is all content needed for navigation or task found in the “current screen”?</text:span></text:p>
          </table:table-cell>
          <table:table-cell table:style-name="ce51" table:content-validation-name="val5" office:value-type="string" calcext:value-type="string">
            <text:p>No</text:p>
          </table:table-cell>
          <table:table-cell table:style-name="ce36"/>
          <table:table-cell table:style-name="ce37" table:formula="of:=IF([.B7]=[$RESULTADOS.$A$101];1;IF([.B7]=[$RESULTADOS.$A$102];0.5;IF([.B7]=[$RESULTADOS.$A$103];0;IF([.B7]=[$RESULTADOS.$A$104];&quot;NA&quot;;&quot;-&quot;))))" office:value-type="float" office:value="0" calcext:value-type="float">
            <text:p>0</text:p>
          </table:table-cell>
          <table:table-cell table:style-name="ce37" table:formula="of:=IF([.D7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La información está organizada según la lógica familiar de los usuarios "tipo"? </text:p>
            <text:p><text:span text:style-name="T9">Is the information organized according to logic familiar to the end user?</text:span></text:p>
          </table:table-cell>
          <table:table-cell table:style-name="ce51" table:content-validation-name="val5" office:value-type="string" calcext:value-type="string">
            <text:p>Sí / Yes</text:p>
          </table:table-cell>
          <table:table-cell table:style-name="ce52"/>
          <table:table-cell table:style-name="ce37" table:formula="of:=IF([.B8]=[$RESULTADOS.$A$101];1;IF([.B8]=[$RESULTADOS.$A$102];0.5;IF([.B8]=[$RESULTADOS.$A$103];0;IF([.B8]=[$RESULTADOS.$A$104];&quot;NA&quot;;&quot;-&quot;))))" office:value-type="float" office:value="1" calcext:value-type="float">
            <text:p>1</text:p>
          </table:table-cell>
          <table:table-cell table:style-name="ce37" table:formula="of:=IF([.D8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5- Reconocimiento'.B4:'5- Reconocimiento'.B8"/>
        </calcext:conditional-formats>
      </table:table>
      <table:table table:name="6- Flexibilidad" table:style-name="ta7">
        <office:forms form:automatic-focus="false" form:apply-design-mode="false"/>
        <table:table-column table:style-name="co18" table:default-cell-style-name="Default"/>
        <table:table-column table:style-name="co12" table:default-cell-style-name="Default"/>
        <table:table-column table:style-name="co7" table:default-cell-style-name="ce29"/>
        <table:table-column table:style-name="co19" table:visibility="collapse" table:number-columns-repeated="2" table:default-cell-style-name="Default"/>
        <table:table-column table:style-name="co10" table:number-columns-repeated="1019" table:default-cell-style-name="Default"/>
        <table:table-row table:style-name="ro14">
          <table:table-cell table:style-name="ce31" office:value-type="string" calcext:value-type="string" table:number-columns-spanned="3" table:number-rows-spanned="1">
            <text:p>6 - Flexibilidad y eficiéncia de uso / Flexibility and efficiency of use</text:p>
          </table:table-cell>
          <table:covered-table-cell table:number-columns-repeated="2" table:style-name="ce31"/>
          <table:table-cell table:style-name="ce29" table:number-columns-repeated="2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15">
          <table:table-cell table:style-name="ce29"/>
          <table:table-cell table:style-name="ce32" office:value-type="string" calcext:value-type="string">
            <text:p>Respuesta</text:p>
            <text:p><text:span text:style-name="T10">Answer</text:span></text:p>
          </table:table-cell>
          <table:table-cell table:style-name="ce35" office:value-type="string" calcext:value-type="string">
            <text:p>Comentarios</text:p>
            <text:p><text:span text:style-name="T10">Coments</text:span></text:p>
          </table:table-cell>
          <table:table-cell table:style-name="ce29" table:number-columns-repeated="2"/>
          <table:table-cell table:number-columns-repeated="1019"/>
        </table:table-row>
        <table:table-row table:style-name="ro2">
          <table:table-cell table:style-name="ce30" office:value-type="string" calcext:value-type="string">
            <text:p>Existen atajos del teclado para las acciones frecuentes?</text:p>
            <text:p><text:span text:style-name="T9">Are there keyboard shortcuts for common actions?</text:span></text:p>
          </table:table-cell>
          <table:table-cell table:style-name="ce53" table:content-validation-name="val6" office:value-type="string" calcext:value-type="string">
            <text:p>No</text:p>
          </table:table-cell>
          <table:table-cell table:style-name="ce52"/>
          <table:table-cell table:style-name="ce37" table:formula="of:=IF([.B4]=[$RESULTADOS.$A$101];1;IF([.B4]=[$RESULTADOS.$A$102];0.5;IF([.B4]=[$RESULTADOS.$A$103];0;IF([.B4]=[$RESULTADOS.$A$104];&quot;NA&quot;;&quot;-&quot;))))" office:value-type="float" office:value="0" calcext:value-type="float">
            <text:p>0</text:p>
          </table:table-cell>
          <table:table-cell table:style-name="ce37" table:formula="of:=IF([.D4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Si existen, ¿queda claro cómo usarlas?</text:p>
            <text:p><text:span text:style-name="T9">If there are, is it clear how to use them?</text:span></text:p>
          </table:table-cell>
          <table:table-cell table:style-name="ce53" table:content-validation-name="val6" office:value-type="string" calcext:value-type="string">
            <text:p>No aplica-No es problema / Not applicable-It is not a problem</text:p>
          </table:table-cell>
          <table:table-cell table:style-name="ce52"/>
          <table:table-cell table:style-name="ce37" table:formula="of:=IF([.B5]=[$RESULTADOS.$A$101];1;IF([.B5]=[$RESULTADOS.$A$102];0.5;IF([.B5]=[$RESULTADOS.$A$103];0;IF([.B5]=[$RESULTADOS.$A$104];&quot;NA&quot;;&quot;-&quot;))))" office:value-type="string" office:string-value="NA" calcext:value-type="string">
            <text:p>NA</text:p>
          </table:table-cell>
          <table:table-cell table:style-name="ce37" table:formula="of:=IF([.D5]=&quot;NA&quot;;1;0)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Es posible realizar de manera sencilla una acción realizada anteriormente?</text:p>
            <text:p><text:span text:style-name="T9">Is it possible to easily perform an action done earlier?</text:span></text:p>
          </table:table-cell>
          <table:table-cell table:style-name="ce53" table:content-validation-name="val6" office:value-type="string" calcext:value-type="string">
            <text:p>Sí / Yes</text:p>
          </table:table-cell>
          <table:table-cell table:style-name="ce52"/>
          <table:table-cell table:style-name="ce37" table:formula="of:=IF([.B6]=[$RESULTADOS.$A$101];1;IF([.B6]=[$RESULTADOS.$A$102];0.5;IF([.B6]=[$RESULTADOS.$A$103];0;IF([.B6]=[$RESULTADOS.$A$104];&quot;NA&quot;;&quot;-&quot;))))" office:value-type="float" office:value="1" calcext:value-type="float">
            <text:p>1</text:p>
          </table:table-cell>
          <table:table-cell table:style-name="ce37" table:formula="of:=IF([.D6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El diseño se adapta al cambiar la resolución de la pantalla? </text:p>
            <text:p><text:span text:style-name="T9">Does the design adapt to the changes of screen resolution?</text:span></text:p>
          </table:table-cell>
          <table:table-cell table:style-name="ce53" table:content-validation-name="val6" office:value-type="string" calcext:value-type="string">
            <text:p>No</text:p>
          </table:table-cell>
          <table:table-cell table:style-name="ce52"/>
          <table:table-cell table:style-name="ce37" table:formula="of:=IF([.B7]=[$RESULTADOS.$A$101];1;IF([.B7]=[$RESULTADOS.$A$102];0.5;IF([.B7]=[$RESULTADOS.$A$103];0;IF([.B7]=[$RESULTADOS.$A$104];&quot;NA&quot;;&quot;-&quot;))))" office:value-type="float" office:value="0" calcext:value-type="float">
            <text:p>0</text:p>
          </table:table-cell>
          <table:table-cell table:style-name="ce37" table:formula="of:=IF([.D7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Es visible el uso de aceleradores para el usuario habitual? </text:p>
            <text:p><text:span text:style-name="T9">Is the use of accelerators visible to the normal user?</text:span></text:p>
          </table:table-cell>
          <table:table-cell table:style-name="ce53" table:content-validation-name="val6" office:value-type="string" calcext:value-type="string">
            <text:p>No</text:p>
          </table:table-cell>
          <table:table-cell table:style-name="ce52"/>
          <table:table-cell table:style-name="ce37" table:formula="of:=IF([.B8]=[$RESULTADOS.$A$101];1;IF([.B8]=[$RESULTADOS.$A$102];0.5;IF([.B8]=[$RESULTADOS.$A$103];0;IF([.B8]=[$RESULTADOS.$A$104];&quot;NA&quot;;&quot;-&quot;))))" office:value-type="float" office:value="0" calcext:value-type="float">
            <text:p>0</text:p>
          </table:table-cell>
          <table:table-cell table:style-name="ce37" table:formula="of:=IF([.D8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Se mantiene siempre ocupado al usuario? (sin tiempos de espera innecesarios)</text:p>
            <text:p><text:span text:style-name="T9">Does it always keep the user busy? (without unnecessary delays)</text:span></text:p>
          </table:table-cell>
          <table:table-cell table:style-name="ce53" table:content-validation-name="val6" office:value-type="string" calcext:value-type="string">
            <text:p>Sí / Yes</text:p>
          </table:table-cell>
          <table:table-cell table:style-name="ce52"/>
          <table:table-cell table:style-name="ce37" table:formula="of:=IF([.B9]=[$RESULTADOS.$A$101];1;IF([.B9]=[$RESULTADOS.$A$102];0.5;IF([.B9]=[$RESULTADOS.$A$103];0;IF([.B9]=[$RESULTADOS.$A$104];&quot;NA&quot;;&quot;-&quot;))))" office:value-type="float" office:value="1" calcext:value-type="float">
            <text:p>1</text:p>
          </table:table-cell>
          <table:table-cell table:style-name="ce37" table:formula="of:=IF([.D9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8" table:number-rows-repeated="104856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6- Flexibilidad'.B4:'6- Flexibilidad'.B9"/>
        </calcext:conditional-formats>
      </table:table>
      <table:table table:name="7- Diagnosticar errores" table:style-name="ta8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7" table:default-cell-style-name="ce29"/>
        <table:table-column table:style-name="co20" table:visibility="collapse" table:number-columns-repeated="2" table:default-cell-style-name="Default"/>
        <table:table-column table:style-name="co10" table:number-columns-repeated="1019" table:default-cell-style-name="Default"/>
        <table:table-row table:style-name="ro1">
          <table:table-cell table:style-name="ce27" office:value-type="string" calcext:value-type="string" table:number-columns-spanned="3" table:number-rows-spanned="1">
            <text:p>7 - Ayuda a los usuarios a reconocer, diagnosticar y rehacer-se de los errors</text:p>
            <text:p><text:span text:style-name="T3">Help users recognize, diagnose and recover from errors</text:span></text:p>
          </table:table-cell>
          <table:covered-table-cell table:style-name="ce54"/>
          <table:covered-table-cell table:style-name="ce56"/>
          <table:table-cell table:style-name="ce29" table:number-columns-repeated="2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15">
          <table:table-cell table:style-name="ce29"/>
          <table:table-cell table:style-name="ce32" office:value-type="string" calcext:value-type="string">
            <text:p>Respuesta</text:p>
            <text:p><text:span text:style-name="T10">Answer</text:span></text:p>
          </table:table-cell>
          <table:table-cell table:style-name="ce35" office:value-type="string" calcext:value-type="string">
            <text:p>Comentarios</text:p>
            <text:p><text:span text:style-name="T10">Coments</text:span></text:p>
          </table:table-cell>
          <table:table-cell table:style-name="ce29" table:number-columns-repeated="2"/>
          <table:table-cell table:number-columns-repeated="1019"/>
        </table:table-row>
        <table:table-row table:style-name="ro2">
          <table:table-cell table:style-name="ce30" office:value-type="string" calcext:value-type="string">
            <text:p>Se muestra un mensaje antes de tomar acciones irreversibles?</text:p>
            <text:p><text:span text:style-name="T9">Does it display a message before taking irreversible actions?</text:span></text:p>
          </table:table-cell>
          <table:table-cell table:style-name="ce55" table:content-validation-name="val7" office:value-type="string" calcext:value-type="string">
            <text:p>No aplica-No es problema / Not applicable-It is not a problem</text:p>
          </table:table-cell>
          <table:table-cell table:style-name="ce52"/>
          <table:table-cell table:style-name="ce37" table:formula="of:=IF([.B4]=[$RESULTADOS.$A$101];1;IF([.B4]=[$RESULTADOS.$A$102];0.5;IF([.B4]=[$RESULTADOS.$A$103];0;IF([.B4]=[$RESULTADOS.$A$104];&quot;NA&quot;;&quot;-&quot;))))" office:value-type="string" office:string-value="NA" calcext:value-type="string">
            <text:p>NA</text:p>
          </table:table-cell>
          <table:table-cell table:style-name="ce37" table:formula="of:=IF([.D4]=&quot;NA&quot;;1;0)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Los errores cometidos se muestran en tiempo real?</text:p>
            <text:p><text:span text:style-name="T9">Are errors shown in real time?</text:span></text:p>
          </table:table-cell>
          <table:table-cell table:style-name="ce55" table:content-validation-name="val7" office:value-type="string" calcext:value-type="string">
            <text:p>Sí / Yes</text:p>
          </table:table-cell>
          <table:table-cell table:style-name="ce52"/>
          <table:table-cell table:style-name="ce37" table:formula="of:=IF([.B5]=[$RESULTADOS.$A$101];1;IF([.B5]=[$RESULTADOS.$A$102];0.5;IF([.B5]=[$RESULTADOS.$A$103];0;IF([.B5]=[$RESULTADOS.$A$104];&quot;NA&quot;;&quot;-&quot;))))" office:value-type="float" office:value="1" calcext:value-type="float">
            <text:p>1</text:p>
          </table:table-cell>
          <table:table-cell table:style-name="ce37" table:formula="of:=IF([.D5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El mensaje de error que aparece es fácilmente interpretable? </text:p>
            <text:p><text:span text:style-name="T9">Is the error message that appears easily interpretable?</text:span></text:p>
          </table:table-cell>
          <table:table-cell table:style-name="ce55" table:content-validation-name="val7" office:value-type="string" calcext:value-type="string">
            <text:p>Sí / Yes</text:p>
          </table:table-cell>
          <table:table-cell table:style-name="ce52"/>
          <table:table-cell table:style-name="ce37" table:formula="of:=IF([.B6]=[$RESULTADOS.$A$101];1;IF([.B6]=[$RESULTADOS.$A$102];0.5;IF([.B6]=[$RESULTADOS.$A$103];0;IF([.B6]=[$RESULTADOS.$A$104];&quot;NA&quot;;&quot;-&quot;))))" office:value-type="float" office:value="1" calcext:value-type="float">
            <text:p>1</text:p>
          </table:table-cell>
          <table:table-cell table:style-name="ce37" table:formula="of:=IF([.D6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Se usa, además, algún código para referenciar el error?</text:p>
            <text:p><text:span text:style-name="T9">Is some code also used to reference the error?</text:span></text:p>
          </table:table-cell>
          <table:table-cell table:style-name="ce55" table:content-validation-name="val7" office:value-type="string" calcext:value-type="string">
            <text:p>No</text:p>
          </table:table-cell>
          <table:table-cell table:style-name="ce52"/>
          <table:table-cell table:style-name="ce37" table:formula="of:=IF([.B7]=[$RESULTADOS.$A$101];1;IF([.B7]=[$RESULTADOS.$A$102];0.5;IF([.B7]=[$RESULTADOS.$A$103];0;IF([.B7]=[$RESULTADOS.$A$104];&quot;NA&quot;;&quot;-&quot;))))" office:value-type="float" office:value="0" calcext:value-type="float">
            <text:p>0</text:p>
          </table:table-cell>
          <table:table-cell table:style-name="ce37" table:formula="of:=IF([.D7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style-name="ce29" table:number-columns-repeated="2"/>
          <table:table-cell table:style-name="ce44"/>
          <table:table-cell table:style-name="ce29" table:number-columns-repeated="2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37"/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7- Diagnosticar errores'.B4:'7- Diagnosticar errores'.B7"/>
        </calcext:conditional-formats>
      </table:table>
      <table:table table:name="8- Prevención de errores" table:style-name="ta9">
        <office:forms form:automatic-focus="false" form:apply-design-mode="false"/>
        <table:table-column table:style-name="co21" table:default-cell-style-name="Default"/>
        <table:table-column table:style-name="co12" table:default-cell-style-name="Default"/>
        <table:table-column table:style-name="co7" table:default-cell-style-name="ce29"/>
        <table:table-column table:style-name="co22" table:visibility="collapse" table:default-cell-style-name="ce37"/>
        <table:table-column table:style-name="co22" table:visibility="collapse" table:default-cell-style-name="Default"/>
        <table:table-column table:style-name="co10" table:number-columns-repeated="1019" table:default-cell-style-name="Default"/>
        <table:table-row table:style-name="ro14">
          <table:table-cell table:style-name="ce31" office:value-type="string" calcext:value-type="string" table:number-columns-spanned="3" table:number-rows-spanned="1">
            <text:p>8 - Prevención de errores /<text:span text:style-name="T3"> Preventing errors</text:span></text:p>
          </table:table-cell>
          <table:covered-table-cell table:number-columns-repeated="2" table:style-name="ce31"/>
          <table:table-cell/>
          <table:table-cell table:style-name="ce29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15">
          <table:table-cell table:style-name="ce32"/>
          <table:table-cell table:style-name="ce32" office:value-type="string" calcext:value-type="string">
            <text:p>Respuesta</text:p>
            <text:p><text:span text:style-name="T10">Answer</text:span></text:p>
          </table:table-cell>
          <table:table-cell table:style-name="ce35" office:value-type="string" calcext:value-type="string">
            <text:p>Comentarios</text:p>
            <text:p><text:span text:style-name="T10">Coments</text:span></text:p>
          </table:table-cell>
          <table:table-cell/>
          <table:table-cell table:style-name="ce37"/>
          <table:table-cell table:number-columns-repeated="1019"/>
        </table:table-row>
        <table:table-row table:style-name="ro2">
          <table:table-cell table:style-name="ce30" office:value-type="string" calcext:value-type="string">
            <text:p>Aparece un mensaje de confirmación antes de realizar las acciones?</text:p>
            <text:p><text:span text:style-name="T9">Does a confirmation message appear before taking the action?</text:span></text:p>
          </table:table-cell>
          <table:table-cell table:style-name="ce57" table:content-validation-name="val8" office:value-type="string" calcext:value-type="string">
            <text:p>No</text:p>
          </table:table-cell>
          <table:table-cell table:style-name="ce52"/>
          <table:table-cell table:formula="of:=IF([.B4]=[$RESULTADOS.$A$101];1;IF([.B4]=[$RESULTADOS.$A$102];0.5;IF([.B4]=[$RESULTADOS.$A$103];0;IF([.B4]=[$RESULTADOS.$A$104];&quot;NA&quot;;&quot;-&quot;))))" office:value-type="float" office:value="0" calcext:value-type="float">
            <text:p>0</text:p>
          </table:table-cell>
          <table:table-cell table:style-name="ce37" table:formula="of:=IF([.D5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Queda claro qué hay que introducir en cada campo de un formulario?</text:p>
            <text:p><text:span text:style-name="T9">Is it clear what information needs to be entered in each box on a form?</text:span></text:p>
          </table:table-cell>
          <table:table-cell table:style-name="ce57" table:content-validation-name="val8" office:value-type="string" calcext:value-type="string">
            <text:p>Sí / Yes</text:p>
          </table:table-cell>
          <table:table-cell table:style-name="ce52"/>
          <table:table-cell table:formula="of:=IF([.B5]=[$RESULTADOS.$A$101];1;IF([.B5]=[$RESULTADOS.$A$102];0.5;IF([.B5]=[$RESULTADOS.$A$103];0;IF([.B5]=[$RESULTADOS.$A$104];&quot;NA&quot;;&quot;-&quot;))))" office:value-type="float" office:value="1" calcext:value-type="float">
            <text:p>1</text:p>
          </table:table-cell>
          <table:table-cell table:style-name="ce37" table:formula="of:=IF([.D6]=&quot;NA&quot;;1;0)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El motor de búsqueda tolera errores tipográficos y ortográficos?</text:p>
            <text:p><text:span text:style-name="T9">Does the search engine tolerate typos and spelling errors?</text:span></text:p>
          </table:table-cell>
          <table:table-cell table:style-name="ce57" table:content-validation-name="val8" office:value-type="string" calcext:value-type="string">
            <text:p>No aplica-No es problema / Not applicable-It is not a problem</text:p>
          </table:table-cell>
          <table:table-cell table:style-name="ce52"/>
          <table:table-cell table:formula="of:=IF([.B6]=[$RESULTADOS.$A$101];1;IF([.B6]=[$RESULTADOS.$A$102];0.5;IF([.B6]=[$RESULTADOS.$A$103];0;IF([.B6]=[$RESULTADOS.$A$104];&quot;NA&quot;;&quot;-&quot;))))" office:value-type="string" office:string-value="NA" calcext:value-type="string">
            <text:p>NA</text:p>
          </table:table-cell>
          <table:table-cell table:style-name="ce37" table:formula="of:=IF([.D7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8" table:number-rows-repeated="2">
          <table:table-cell table:style-name="ce29" table:number-columns-repeated="2"/>
          <table:table-cell table:style-name="ce44"/>
          <table:table-cell/>
          <table:table-cell table:style-name="ce29"/>
          <table:table-cell table:number-columns-repeated="1019"/>
        </table:table-row>
        <table:table-row table:style-name="ro8">
          <table:table-cell table:style-name="ce37"/>
          <table:table-cell table:style-name="ce29"/>
          <table:table-cell table:number-columns-repeated="2"/>
          <table:table-cell table:style-name="ce29"/>
          <table:table-cell table:number-columns-repeated="1019"/>
        </table:table-row>
        <table:table-row table:style-name="ro8" table:number-rows-repeated="104856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8- Prevención de errores'.B4:'8- Prevención de errores'.B6"/>
        </calcext:conditional-formats>
      </table:table>
      <table:table table:name="9- Diseño estético" table:style-name="ta10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7" table:default-cell-style-name="ce29"/>
        <table:table-column table:style-name="co22" table:visibility="collapse" table:number-columns-repeated="2" table:default-cell-style-name="Default"/>
        <table:table-column table:style-name="co10" table:number-columns-repeated="1019" table:default-cell-style-name="Default"/>
        <table:table-row table:style-name="ro14">
          <table:table-cell table:style-name="ce31" office:value-type="string" calcext:value-type="string" table:number-columns-spanned="3" table:number-rows-spanned="1">
            <text:p>9 - Diseño estético y minimalista / Aesthetic and minimalist design</text:p>
          </table:table-cell>
          <table:covered-table-cell table:number-columns-repeated="2" table:style-name="ce31"/>
          <table:table-cell table:style-name="ce44" table:number-columns-repeated="1021"/>
        </table:table-row>
        <table:table-row table:style-name="ro8">
          <table:table-cell table:number-columns-repeated="1024"/>
        </table:table-row>
        <table:table-row table:style-name="ro15">
          <table:table-cell table:style-name="ce29"/>
          <table:table-cell table:style-name="ce32" office:value-type="string" calcext:value-type="string">
            <text:p>Respuesta</text:p>
            <text:p><text:span text:style-name="T10">Answer</text:span></text:p>
          </table:table-cell>
          <table:table-cell table:style-name="ce35" office:value-type="string" calcext:value-type="string">
            <text:p>Comentarios</text:p>
            <text:p><text:span text:style-name="T10">Coments</text:span></text:p>
          </table:table-cell>
          <table:table-cell table:style-name="ce29" table:number-columns-repeated="2"/>
          <table:table-cell table:number-columns-repeated="1019"/>
        </table:table-row>
        <table:table-row table:style-name="ro2">
          <table:table-cell table:style-name="ce38" office:value-type="string" calcext:value-type="string">
            <text:p>Se ha usado un diseño sin redundáncia de información? </text:p>
            <text:p><text:span text:style-name="T9">Is used a design without redundancy of information?</text:span></text:p>
          </table:table-cell>
          <table:table-cell table:style-name="ce58" table:content-validation-name="val9" office:value-type="string" calcext:value-type="string">
            <text:p>No</text:p>
          </table:table-cell>
          <table:table-cell table:style-name="ce52"/>
          <table:table-cell table:style-name="ce37" table:formula="of:=IF([.B4]=[$RESULTADOS.$A$101];1;IF([.B4]=[$RESULTADOS.$A$102];0.5;IF([.B4]=[$RESULTADOS.$A$103];0;IF([.B4]=[$RESULTADOS.$A$104];&quot;NA&quot;;&quot;-&quot;))))" office:value-type="float" office:value="0" calcext:value-type="float">
            <text:p>0</text:p>
          </table:table-cell>
          <table:table-cell table:style-name="ce37" table:formula="of:=IF([.D4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La información es corta, concisa y precisa?</text:p>
            <text:p><text:span text:style-name="T9">Is the information short, concise and accurate?</text:span></text:p>
          </table:table-cell>
          <table:table-cell table:style-name="ce58" table:content-validation-name="val9" office:value-type="string" calcext:value-type="string">
            <text:p>Sí / Yes</text:p>
          </table:table-cell>
          <table:table-cell table:style-name="ce36"/>
          <table:table-cell table:style-name="ce37" table:formula="of:=IF([.B5]=[$RESULTADOS.$A$101];1;IF([.B5]=[$RESULTADOS.$A$102];0.5;IF([.B5]=[$RESULTADOS.$A$103];0;IF([.B5]=[$RESULTADOS.$A$104];&quot;NA&quot;;&quot;-&quot;))))" office:value-type="float" office:value="1" calcext:value-type="float">
            <text:p>1</text:p>
          </table:table-cell>
          <table:table-cell table:style-name="ce37" table:formula="of:=IF([.D5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Cada elemento de información se diferencia del resto y no se confunde?</text:p>
            <text:p><text:span text:style-name="T9">Is each item of information different from the rest and not confused?</text:span></text:p>
          </table:table-cell>
          <table:table-cell table:style-name="ce58" table:content-validation-name="val9" office:value-type="string" calcext:value-type="string">
            <text:p>Sí / Yes</text:p>
          </table:table-cell>
          <table:table-cell table:style-name="ce36"/>
          <table:table-cell table:style-name="ce37" table:formula="of:=IF([.B6]=[$RESULTADOS.$A$101];1;IF([.B6]=[$RESULTADOS.$A$102];0.5;IF([.B6]=[$RESULTADOS.$A$103];0;IF([.B6]=[$RESULTADOS.$A$104];&quot;NA&quot;;&quot;-&quot;))))" office:value-type="float" office:value="1" calcext:value-type="float">
            <text:p>1</text:p>
          </table:table-cell>
          <table:table-cell table:style-name="ce37" table:formula="of:=IF([.D6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El texto está bien organizado, con frases cortas y de intrepretación rápida?</text:p>
            <text:p><text:span text:style-name="T9">Is the text well organized, with short sentences and quick to interpret?</text:span></text:p>
          </table:table-cell>
          <table:table-cell table:style-name="ce58" table:content-validation-name="val9" office:value-type="string" calcext:value-type="string">
            <text:p>Sí / Yes</text:p>
          </table:table-cell>
          <table:table-cell table:style-name="ce36"/>
          <table:table-cell table:style-name="ce37" table:formula="of:=IF([.B7]=[$RESULTADOS.$A$101];1;IF([.B7]=[$RESULTADOS.$A$102];0.5;IF([.B7]=[$RESULTADOS.$A$103];0;IF([.B7]=[$RESULTADOS.$A$104];&quot;NA&quot;;&quot;-&quot;))))" office:value-type="float" office:value="1" calcext:value-type="float">
            <text:p>1</text:p>
          </table:table-cell>
          <table:table-cell table:style-name="ce37" table:formula="of:=IF([.D7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8" table:number-rows-repeated="104856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9- Diseño estético'.B4:'9- Diseño estético'.B7"/>
        </calcext:conditional-formats>
      </table:table>
      <table:table table:name="10- Ayuda y documentación" table:style-name="ta1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7" table:default-cell-style-name="ce29"/>
        <table:table-column table:style-name="co14" table:visibility="collapse" table:number-columns-repeated="2" table:default-cell-style-name="Default"/>
        <table:table-column table:style-name="co10" table:number-columns-repeated="1019" table:default-cell-style-name="Default"/>
        <table:table-row table:style-name="ro14">
          <table:table-cell table:style-name="ce31" office:value-type="string" calcext:value-type="string" table:number-columns-spanned="3" table:number-rows-spanned="1">
            <text:p>10 - Ayuda y documentación / <text:span text:style-name="T3">Help and documentation</text:span></text:p>
          </table:table-cell>
          <table:covered-table-cell table:number-columns-repeated="2" table:style-name="ce31"/>
          <table:table-cell table:style-name="ce29" table:number-columns-repeated="2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15">
          <table:table-cell table:style-name="ce29"/>
          <table:table-cell table:style-name="ce32" office:value-type="string" calcext:value-type="string">
            <text:p>Respuesta</text:p>
            <text:p><text:span text:style-name="T10">Answer</text:span></text:p>
          </table:table-cell>
          <table:table-cell table:style-name="ce35" office:value-type="string" calcext:value-type="string">
            <text:p>Comentarios</text:p>
            <text:p><text:span text:style-name="T10">Coments</text:span></text:p>
          </table:table-cell>
          <table:table-cell table:style-name="ce29" table:number-columns-repeated="2"/>
          <table:table-cell table:number-columns-repeated="1019"/>
        </table:table-row>
        <table:table-row table:style-name="ro2">
          <table:table-cell table:style-name="ce38" office:value-type="string" calcext:value-type="string">
            <text:p>Existe la opción "ajuda"?</text:p>
            <text:p><text:span text:style-name="T9">Is there the "help" option?</text:span></text:p>
          </table:table-cell>
          <table:table-cell table:style-name="ce60" table:content-validation-name="val3" office:value-type="string" calcext:value-type="string">
            <text:p>No</text:p>
          </table:table-cell>
          <table:table-cell table:style-name="ce36"/>
          <table:table-cell table:style-name="ce37" table:formula="of:=IF([.B4]=[$RESULTADOS.$A$101];1;IF([.B4]=[$RESULTADOS.$A$102];0.5;IF([.B4]=[$RESULTADOS.$A$103];0;IF([.B4]=[$RESULTADOS.$A$104];&quot;NA&quot;;&quot;-&quot;))))" office:value-type="float" office:value="0" calcext:value-type="float">
            <text:p>0</text:p>
          </table:table-cell>
          <table:table-cell table:style-name="ce29" table:formula="of:=IF([.D4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En el caso de existir, es visible y de fácil acceso? </text:p>
            <text:p><text:span text:style-name="T9">If so, is it visible and easy to access?</text:span></text:p>
          </table:table-cell>
          <table:table-cell table:style-name="ce60" table:content-validation-name="val3" office:value-type="string" calcext:value-type="string">
            <text:p>No aplica-No es problema / Not applicable-It is not a problem</text:p>
          </table:table-cell>
          <table:table-cell table:style-name="ce52"/>
          <table:table-cell table:style-name="ce37" table:formula="of:=IF([.B5]=[$RESULTADOS.$A$101];1;IF([.B5]=[$RESULTADOS.$A$102];0.5;IF([.B5]=[$RESULTADOS.$A$103];0;IF([.B5]=[$RESULTADOS.$A$104];&quot;NA&quot;;&quot;-&quot;))))" office:value-type="string" office:string-value="NA" calcext:value-type="string">
            <text:p>NA</text:p>
          </table:table-cell>
          <table:table-cell table:style-name="ce29" table:formula="of:=IF([.D5]=&quot;NA&quot;;1;0)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La ayuda está orientada a la solución de problemas? </text:p>
            <text:p><text:span text:style-name="T9">Is the help section aimed at solving problems?</text:span></text:p>
          </table:table-cell>
          <table:table-cell table:style-name="ce60" table:content-validation-name="val3" office:value-type="string" calcext:value-type="string">
            <text:p>No aplica-No es problema / Not applicable-It is not a problem</text:p>
          </table:table-cell>
          <table:table-cell table:style-name="ce52"/>
          <table:table-cell table:style-name="ce37" table:formula="of:=IF([.B6]=[$RESULTADOS.$A$101];1;IF([.B6]=[$RESULTADOS.$A$102];0.5;IF([.B6]=[$RESULTADOS.$A$103];0;IF([.B6]=[$RESULTADOS.$A$104];&quot;NA&quot;;&quot;-&quot;))))" office:value-type="string" office:string-value="NA" calcext:value-type="string">
            <text:p>NA</text:p>
          </table:table-cell>
          <table:table-cell table:style-name="ce29" table:formula="of:=IF([.D6]=&quot;NA&quot;;1;0)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Dispone de un apartado de preguntas frecuentes? </text:p>
            <text:p><text:span text:style-name="T9">Is there a section of frequently asked questions (FAQ)?</text:span></text:p>
          </table:table-cell>
          <table:table-cell table:style-name="ce60" table:content-validation-name="val3" office:value-type="string" calcext:value-type="string">
            <text:p>No</text:p>
          </table:table-cell>
          <table:table-cell table:style-name="ce52"/>
          <table:table-cell table:style-name="ce37" table:formula="of:=IF([.B7]=[$RESULTADOS.$A$101];1;IF([.B7]=[$RESULTADOS.$A$102];0.5;IF([.B7]=[$RESULTADOS.$A$103];0;IF([.B7]=[$RESULTADOS.$A$104];&quot;NA&quot;;&quot;-&quot;))))" office:value-type="float" office:value="0" calcext:value-type="float">
            <text:p>0</text:p>
          </table:table-cell>
          <table:table-cell table:style-name="ce29" table:formula="of:=IF([.D7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La documentación de ayuda es clara, utiliza ejemplos? </text:p>
            <text:p><text:span text:style-name="T9">Is the help documentation clear, with examples?</text:span></text:p>
          </table:table-cell>
          <table:table-cell table:style-name="ce60" table:content-validation-name="val3" office:value-type="string" calcext:value-type="string">
            <text:p>No aplica-No es problema / Not applicable-It is not a problem</text:p>
          </table:table-cell>
          <table:table-cell table:style-name="ce52"/>
          <table:table-cell table:style-name="ce37" table:formula="of:=IF([.B8]=[$RESULTADOS.$A$101];1;IF([.B8]=[$RESULTADOS.$A$102];0.5;IF([.B8]=[$RESULTADOS.$A$103];0;IF([.B8]=[$RESULTADOS.$A$104];&quot;NA&quot;;&quot;-&quot;))))" office:value-type="string" office:string-value="NA" calcext:value-type="string">
            <text:p>NA</text:p>
          </table:table-cell>
          <table:table-cell table:style-name="ce29" table:formula="of:=IF([.D8]=&quot;NA&quot;;1;0)" office:value-type="float" office:value="1" calcext:value-type="float">
            <text:p>1</text:p>
          </table:table-cell>
          <table:table-cell table:number-columns-repeated="1019"/>
        </table:table-row>
        <table:table-row table:style-name="ro8">
          <table:table-cell table:style-name="ce59"/>
          <table:table-cell table:style-name="ce29"/>
          <table:table-cell/>
          <table:table-cell table:style-name="ce29" table:number-columns-repeated="2"/>
          <table:table-cell table:number-columns-repeated="1019"/>
        </table:table-row>
        <table:table-row table:style-name="ro8" table:number-rows-repeated="104856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10- Ayuda y documentación'.B4:'10- Ayuda y documentación'.B8"/>
        </calcext:conditional-formats>
      </table:table>
      <table:table table:name="11- Guardar estado" table:style-name="ta12">
        <office:forms form:automatic-focus="false" form:apply-design-mode="false"/>
        <table:table-column table:style-name="co23" table:default-cell-style-name="Default"/>
        <table:table-column table:style-name="co12" table:default-cell-style-name="Default"/>
        <table:table-column table:style-name="co7" table:default-cell-style-name="ce29"/>
        <table:table-column table:style-name="co24" table:visibility="collapse" table:number-columns-repeated="2" table:default-cell-style-name="Default"/>
        <table:table-column table:style-name="co10" table:number-columns-repeated="1019" table:default-cell-style-name="Default"/>
        <table:table-row table:style-name="ro16">
          <table:table-cell table:style-name="ce27" office:value-type="string" calcext:value-type="string" table:number-columns-spanned="3" table:number-rows-spanned="1">
            <text:p>11 - Guardar el estado y proteger el trabajo / <text:span text:style-name="T3">Save the state and protect the work</text:span></text:p>
          </table:table-cell>
          <table:covered-table-cell table:number-columns-repeated="2" table:style-name="ce31"/>
          <table:table-cell table:style-name="ce29" table:number-columns-repeated="2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15">
          <table:table-cell table:style-name="ce29"/>
          <table:table-cell table:style-name="ce32" office:value-type="string" calcext:value-type="string">
            <text:p>Respuesta</text:p>
            <text:p><text:span text:style-name="T10">Answer</text:span></text:p>
          </table:table-cell>
          <table:table-cell table:style-name="ce35" office:value-type="string" calcext:value-type="string">
            <text:p>Comentarios</text:p>
            <text:p><text:span text:style-name="T10">Coments</text:span></text:p>
          </table:table-cell>
          <table:table-cell table:style-name="ce29" table:number-columns-repeated="2"/>
          <table:table-cell table:number-columns-repeated="1019"/>
        </table:table-row>
        <table:table-row table:style-name="ro2">
          <table:table-cell table:style-name="ce38" office:value-type="string" calcext:value-type="string">
            <text:p>Los usuarios pueden continuar desde un estado anterior al que quedaron en otro momento o desde otro dispositivo? </text:p>
            <text:p><text:span text:style-name="T9">Can users continue from a previous state (where they had previously been or from another device)?</text:span></text:p>
          </table:table-cell>
          <table:table-cell table:style-name="ce61" table:content-validation-name="val3" office:value-type="string" calcext:value-type="string">
            <text:p>No</text:p>
          </table:table-cell>
          <table:table-cell table:style-name="ce52"/>
          <table:table-cell table:style-name="ce37" table:formula="of:=IF([.B4]=[$RESULTADOS.$A$101];1;IF([.B4]=[$RESULTADOS.$A$102];0.5;IF([.B4]=[$RESULTADOS.$A$103];0;IF([.B4]=[$RESULTADOS.$A$104];&quot;NA&quot;;&quot;-&quot;))))" office:value-type="float" office:value="0" calcext:value-type="float">
            <text:p>0</text:p>
          </table:table-cell>
          <table:table-cell table:style-name="ce44" table:formula="of:=IF([.D4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Se implementa la utilidad de "auto-guardado" ? </text:p>
            <text:p><text:span text:style-name="T9">Is "Autosave" implemented?</text:span></text:p>
          </table:table-cell>
          <table:table-cell table:style-name="ce61" table:content-validation-name="val3" office:value-type="string" calcext:value-type="string">
            <text:p>No aplica-No es problema / Not applicable-It is not a problem</text:p>
          </table:table-cell>
          <table:table-cell table:style-name="ce52"/>
          <table:table-cell table:style-name="ce37" table:formula="of:=IF([.B5]=[$RESULTADOS.$A$101];1;IF([.B5]=[$RESULTADOS.$A$102];0.5;IF([.B5]=[$RESULTADOS.$A$103];0;IF([.B5]=[$RESULTADOS.$A$104];&quot;NA&quot;;&quot;-&quot;))))" office:value-type="string" office:string-value="NA" calcext:value-type="string">
            <text:p>NA</text:p>
          </table:table-cell>
          <table:table-cell table:style-name="ce44" table:formula="of:=IF([.D5]=&quot;NA&quot;;1;0)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Tiene buena respuesta a fallos ajenos? (cortes de corriente, de internet,…) </text:p>
            <text:p><text:span text:style-name="T9">Does the system have a good response to external failures? (Power cut, internet not working, ...)</text:span></text:p>
          </table:table-cell>
          <table:table-cell table:style-name="ce61" table:content-validation-name="val3" office:value-type="string" calcext:value-type="string">
            <text:p>No</text:p>
          </table:table-cell>
          <table:table-cell table:style-name="ce52"/>
          <table:table-cell table:style-name="ce37" table:formula="of:=IF([.B6]=[$RESULTADOS.$A$101];1;IF([.B6]=[$RESULTADOS.$A$102];0.5;IF([.B6]=[$RESULTADOS.$A$103];0;IF([.B6]=[$RESULTADOS.$A$104];&quot;NA&quot;;&quot;-&quot;))))" office:value-type="float" office:value="0" calcext:value-type="float">
            <text:p>0</text:p>
          </table:table-cell>
          <table:table-cell table:style-name="ce44" table:formula="of:=IF([.D6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style-name="ce29" table:number-columns-repeated="2"/>
          <table:table-cell table:style-name="ce44"/>
          <table:table-cell table:style-name="ce29" table:number-columns-repeated="2"/>
          <table:table-cell table:number-columns-repeated="1019"/>
        </table:table-row>
        <table:table-row table:style-name="ro8" table:number-rows-repeated="104856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11- Guardar estado'.B4:'11- Guardar estado'.B6"/>
        </calcext:conditional-formats>
      </table:table>
      <table:table table:name="12- Color y legibilidad" table:style-name="ta1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7" table:default-cell-style-name="ce29"/>
        <table:table-column table:style-name="co19" table:visibility="collapse" table:number-columns-repeated="2" table:default-cell-style-name="Default"/>
        <table:table-column table:style-name="co10" table:number-columns-repeated="1019" table:default-cell-style-name="Default"/>
        <table:table-row table:style-name="ro14">
          <table:table-cell table:style-name="ce31" office:value-type="string" calcext:value-type="string" table:number-columns-spanned="3" table:number-rows-spanned="1">
            <text:p>12 - Color y legibilidad / <text:span text:style-name="T3">Color and readability</text:span></text:p>
          </table:table-cell>
          <table:covered-table-cell table:number-columns-repeated="2" table:style-name="ce31"/>
          <table:table-cell table:style-name="ce29" table:number-columns-repeated="2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15">
          <table:table-cell table:style-name="ce29"/>
          <table:table-cell table:style-name="ce32" office:value-type="string" calcext:value-type="string">
            <text:p>Respuesta</text:p>
            <text:p><text:span text:style-name="T10">Answer</text:span></text:p>
          </table:table-cell>
          <table:table-cell table:style-name="ce35" office:value-type="string" calcext:value-type="string">
            <text:p>Comentarios</text:p>
            <text:p><text:span text:style-name="T10">Coments</text:span></text:p>
          </table:table-cell>
          <table:table-cell table:style-name="ce29" table:number-columns-repeated="2"/>
          <table:table-cell table:number-columns-repeated="1019"/>
        </table:table-row>
        <table:table-row table:style-name="ro2">
          <table:table-cell table:style-name="ce30" office:value-type="string" calcext:value-type="string">
            <text:p>Las fuentes del texto tienen un tamaño adecuado? </text:p>
            <text:p><text:span text:style-name="T9">Do the fonts have an adequate size?</text:span></text:p>
          </table:table-cell>
          <table:table-cell table:style-name="ce63" table:content-validation-name="val3" office:value-type="string" calcext:value-type="string">
            <text:p>Sí / Yes</text:p>
          </table:table-cell>
          <table:table-cell table:style-name="ce52"/>
          <table:table-cell table:style-name="ce37" table:formula="of:=IF([.B4]=[$RESULTADOS.$A$101];1;IF([.B4]=[$RESULTADOS.$A$102];0.5;IF([.B4]=[$RESULTADOS.$A$103];0;IF([.B4]=[$RESULTADOS.$A$104];&quot;NA&quot;;&quot;-&quot;))))" office:value-type="float" office:value="1" calcext:value-type="float">
            <text:p>1</text:p>
          </table:table-cell>
          <table:table-cell table:style-name="ce29" table:formula="of:=IF([.D4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Las fuentes del texto utilizan colores con suficiente contraste con el fondo? </text:p>
            <text:p><text:span text:style-name="T9">Do the fonts use colours with sufficient contrast with the background?</text:span></text:p>
          </table:table-cell>
          <table:table-cell table:style-name="ce63" table:content-validation-name="val3" office:value-type="string" calcext:value-type="string">
            <text:p>Sí / Yes</text:p>
          </table:table-cell>
          <table:table-cell table:style-name="ce52"/>
          <table:table-cell table:style-name="ce37" table:formula="of:=IF([.B5]=[$RESULTADOS.$A$101];1;IF([.B5]=[$RESULTADOS.$A$102];0.5;IF([.B5]=[$RESULTADOS.$A$103];0;IF([.B5]=[$RESULTADOS.$A$104];&quot;NA&quot;;&quot;-&quot;))))" office:value-type="float" office:value="1" calcext:value-type="float">
            <text:p>1</text:p>
          </table:table-cell>
          <table:table-cell table:style-name="ce29" table:formula="of:=IF([.D5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62" office:value-type="string" calcext:value-type="string">
            <text:p>Las imágenes o patrones del fondo no impiden la lectura del contenido? </text:p>
            <text:p><text:span text:style-name="T9">Do background images or patterns allow the content to be read?</text:span></text:p>
          </table:table-cell>
          <table:table-cell table:style-name="ce63" table:content-validation-name="val3" office:value-type="string" calcext:value-type="string">
            <text:p>Sí / Yes</text:p>
          </table:table-cell>
          <table:table-cell table:style-name="ce52"/>
          <table:table-cell table:style-name="ce37" table:formula="of:=IF([.B6]=[$RESULTADOS.$A$101];1;IF([.B6]=[$RESULTADOS.$A$102];0.5;IF([.B6]=[$RESULTADOS.$A$103];0;IF([.B6]=[$RESULTADOS.$A$104];&quot;NA&quot;;&quot;-&quot;))))" office:value-type="float" office:value="1" calcext:value-type="float">
            <text:p>1</text:p>
          </table:table-cell>
          <table:table-cell table:style-name="ce29" table:formula="of:=IF([.D6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Se tiene en cuenta a los usuarios con visión reducida? </text:p>
            <text:p><text:span text:style-name="T9">Does it consider people with reduced vision?</text:span></text:p>
          </table:table-cell>
          <table:table-cell table:style-name="ce63" table:content-validation-name="val3" office:value-type="string" calcext:value-type="string">
            <text:p>No</text:p>
          </table:table-cell>
          <table:table-cell table:style-name="ce36"/>
          <table:table-cell table:style-name="ce37" table:formula="of:=IF([.B7]=[$RESULTADOS.$A$101];1;IF([.B7]=[$RESULTADOS.$A$102];0.5;IF([.B7]=[$RESULTADOS.$A$103];0;IF([.B7]=[$RESULTADOS.$A$104];&quot;NA&quot;;&quot;-&quot;))))" office:value-type="float" office:value="0" calcext:value-type="float">
            <text:p>0</text:p>
          </table:table-cell>
          <table:table-cell table:style-name="ce29" table:formula="of:=IF([.D7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style-name="ce29" table:number-columns-repeated="2"/>
          <table:table-cell table:style-name="ce44"/>
          <table:table-cell table:style-name="ce29" table:number-columns-repeated="2"/>
          <table:table-cell table:number-columns-repeated="1019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12- Color y legibilidad'.B4:'12- Color y legibilidad'.B7"/>
        </calcext:conditional-formats>
      </table:table>
      <table:table table:name="13- Autonomía" table:style-name="ta1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7" table:default-cell-style-name="ce29"/>
        <table:table-column table:style-name="co25" table:visibility="collapse" table:number-columns-repeated="2" table:default-cell-style-name="Default"/>
        <table:table-column table:style-name="co10" table:number-columns-repeated="1019" table:default-cell-style-name="Default"/>
        <table:table-row table:style-name="ro14">
          <table:table-cell table:style-name="ce64" office:value-type="string" calcext:value-type="string" table:number-columns-spanned="3" table:number-rows-spanned="1">
            <text:p>13 - Autonomía / <text:span text:style-name="T12">Autonomy</text:span></text:p>
          </table:table-cell>
          <table:covered-table-cell table:number-columns-repeated="2" table:style-name="ce64"/>
          <table:table-cell table:style-name="ce29" table:number-columns-repeated="2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15">
          <table:table-cell table:style-name="ce29"/>
          <table:table-cell table:style-name="ce32" office:value-type="string" calcext:value-type="string">
            <text:p>Respuesta</text:p>
            <text:p><text:span text:style-name="T10">Answer</text:span></text:p>
          </table:table-cell>
          <table:table-cell table:style-name="ce35" office:value-type="string" calcext:value-type="string">
            <text:p>Comentarios</text:p>
            <text:p><text:span text:style-name="T10">Coments</text:span></text:p>
          </table:table-cell>
          <table:table-cell table:style-name="ce29" table:number-columns-repeated="2"/>
          <table:table-cell table:number-columns-repeated="1019"/>
        </table:table-row>
        <table:table-row table:style-name="ro2">
          <table:table-cell table:style-name="ce38" office:value-type="string" calcext:value-type="string">
            <text:p>Se mantiene en todo momento informado al usuario del estado del sistema? </text:p>
            <text:p><text:span text:style-name="T9">Does it keep the user informed of system status?</text:span></text:p>
          </table:table-cell>
          <table:table-cell table:style-name="ce65" table:content-validation-name="val3" office:value-type="string" calcext:value-type="string">
            <text:p>Sí / Yes</text:p>
          </table:table-cell>
          <table:table-cell table:style-name="ce36"/>
          <table:table-cell table:style-name="ce37" table:formula="of:=IF([.B4]=[$RESULTADOS.$A$101];1;IF([.B4]=[$RESULTADOS.$A$102];0.5;IF([.B4]=[$RESULTADOS.$A$103];0;IF([.B4]=[$RESULTADOS.$A$104];&quot;NA&quot;;&quot;-&quot;))))" office:value-type="float" office:value="1" calcext:value-type="float">
            <text:p>1</text:p>
          </table:table-cell>
          <table:table-cell table:style-name="ce29" table:formula="of:=IF([.D4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Además, el estado del sistema es visible y actualitzado? </text:p>
            <text:p><text:span text:style-name="T9">Moreover, is the system status visible and updated?</text:span></text:p>
          </table:table-cell>
          <table:table-cell table:style-name="ce66" table:content-validation-name="val3" office:value-type="string" calcext:value-type="string">
            <text:p>Sí / Yes</text:p>
          </table:table-cell>
          <table:table-cell table:style-name="ce52"/>
          <table:table-cell table:style-name="ce37" table:formula="of:=IF([.B5]=[$RESULTADOS.$A$101];1;IF([.B5]=[$RESULTADOS.$A$102];0.5;IF([.B5]=[$RESULTADOS.$A$103];0;IF([.B5]=[$RESULTADOS.$A$104];&quot;NA&quot;;&quot;-&quot;))))" office:value-type="float" office:value="1" calcext:value-type="float">
            <text:p>1</text:p>
          </table:table-cell>
          <table:table-cell table:style-name="ce29" table:formula="of:=IF([.D5]=&quot;NA&quot;;1;0)" office:value-type="float" office:value="0" calcext:value-type="float">
            <text:p>0</text:p>
          </table:table-cell>
          <table:table-cell table:style-name="ce29" table:number-columns-repeated="1019"/>
        </table:table-row>
        <table:table-row table:style-name="ro2">
          <table:table-cell table:style-name="ce38" office:value-type="string" calcext:value-type="string">
            <text:p>El usuario puede tomar sus propias decisiones? (Personalización) </text:p>
            <text:p><text:span text:style-name="T9">Can the user take their own decisions? (Personalization)</text:span></text:p>
          </table:table-cell>
          <table:table-cell table:style-name="ce65" table:content-validation-name="val3" office:value-type="string" calcext:value-type="string">
            <text:p>Sí / Yes</text:p>
          </table:table-cell>
          <table:table-cell table:style-name="ce52"/>
          <table:table-cell table:style-name="ce37" table:formula="of:=IF([.B6]=[$RESULTADOS.$A$101];1;IF([.B6]=[$RESULTADOS.$A$102];0.5;IF([.B6]=[$RESULTADOS.$A$103];0;IF([.B6]=[$RESULTADOS.$A$104];&quot;NA&quot;;&quot;-&quot;))))" office:value-type="float" office:value="1" calcext:value-type="float">
            <text:p>1</text:p>
          </table:table-cell>
          <table:table-cell table:style-name="ce29" table:formula="of:=IF([.D6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8">
          <table:table-cell table:style-name="ce29"/>
          <table:table-cell table:style-name="ce43"/>
          <table:table-cell table:style-name="ce44"/>
          <table:table-cell table:style-name="ce29" table:number-columns-repeated="2"/>
          <table:table-cell table:number-columns-repeated="1019"/>
        </table:table-row>
        <table:table-row table:style-name="ro8">
          <table:table-cell table:style-name="ce29" table:number-columns-repeated="2"/>
          <table:table-cell table:style-name="ce44"/>
          <table:table-cell table:style-name="ce29" table:number-columns-repeated="2"/>
          <table:table-cell table:number-columns-repeated="1019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13- Autonomía'.B4:'13- Autonomía'.B4 '13- Autonomía'.B6:'13- Autonomía'.B6"/>
          <calcext:conditional-format calcext:target-range-address="'13- Autonomía'.B5:'13- Autonomía'.B5"/>
        </calcext:conditional-formats>
      </table:table>
      <table:table table:name="14- Valores per defecto" table:style-name="ta15">
        <office:forms form:automatic-focus="false" form:apply-design-mode="false"/>
        <table:table-column table:style-name="co26" table:default-cell-style-name="Default"/>
        <table:table-column table:style-name="co12" table:default-cell-style-name="Default"/>
        <table:table-column table:style-name="co7" table:default-cell-style-name="ce29"/>
        <table:table-column table:style-name="co27" table:visibility="collapse" table:number-columns-repeated="2" table:default-cell-style-name="Default"/>
        <table:table-column table:style-name="co10" table:number-columns-repeated="1019" table:default-cell-style-name="Default"/>
        <table:table-row table:style-name="ro14">
          <table:table-cell table:style-name="ce31" office:value-type="string" calcext:value-type="string" table:number-columns-spanned="3" table:number-rows-spanned="1">
            <text:p>14 - Valores per defecto / <text:span text:style-name="T3">Defaults</text:span></text:p>
          </table:table-cell>
          <table:covered-table-cell table:number-columns-repeated="2" table:style-name="ce31"/>
          <table:table-cell table:style-name="ce29" table:number-columns-repeated="2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15">
          <table:table-cell table:style-name="ce29"/>
          <table:table-cell table:style-name="ce32" office:value-type="string" calcext:value-type="string">
            <text:p>Respuesta</text:p>
            <text:p><text:span text:style-name="T10">Answer</text:span></text:p>
          </table:table-cell>
          <table:table-cell table:style-name="ce35" office:value-type="string" calcext:value-type="string">
            <text:p>Comentarios</text:p>
            <text:p><text:span text:style-name="T10">Coments</text:span></text:p>
          </table:table-cell>
          <table:table-cell table:style-name="ce29" table:number-columns-repeated="2"/>
          <table:table-cell table:number-columns-repeated="1019"/>
        </table:table-row>
        <table:table-row table:style-name="ro2">
          <table:table-cell table:style-name="ce30" office:value-type="string" calcext:value-type="string">
            <text:p>El sistema o aparato proporciona la opción de volver a los valores de fábrica? </text:p>
            <text:p><text:span text:style-name="T9">Does the system or device give the option to return to factory settings?</text:span></text:p>
          </table:table-cell>
          <table:table-cell table:style-name="ce67" table:content-validation-name="val9" office:value-type="string" calcext:value-type="string">
            <text:p>No</text:p>
          </table:table-cell>
          <table:table-cell table:style-name="ce52"/>
          <table:table-cell table:style-name="ce37" table:formula="of:=IF([.B4]=[$RESULTADOS.$A$101];1;IF([.B4]=[$RESULTADOS.$A$102];0.5;IF([.B4]=[$RESULTADOS.$A$103];0;IF([.B4]=[$RESULTADOS.$A$104];&quot;NA&quot;;&quot;-&quot;))))" office:value-type="float" office:value="0" calcext:value-type="float">
            <text:p>0</text:p>
          </table:table-cell>
          <table:table-cell table:style-name="ce29" table:formula="of:=IF([.D4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0" office:value-type="string" calcext:value-type="string">
            <text:p>Si es así, se indica claramente las consecuencias de dicha acción? </text:p>
            <text:p><text:span text:style-name="T9">If so, does it clearly indicate the consequences of the action?</text:span></text:p>
          </table:table-cell>
          <table:table-cell table:style-name="ce67" table:content-validation-name="val9" office:value-type="string" calcext:value-type="string">
            <text:p>No aplica-No es problema / Not applicable-It is not a problem</text:p>
          </table:table-cell>
          <table:table-cell table:style-name="ce52"/>
          <table:table-cell table:style-name="ce37" table:formula="of:=IF([.B5]=[$RESULTADOS.$A$101];1;IF([.B5]=[$RESULTADOS.$A$102];0.5;IF([.B5]=[$RESULTADOS.$A$103];0;IF([.B5]=[$RESULTADOS.$A$104];&quot;NA&quot;;&quot;-&quot;))))" office:value-type="string" office:string-value="NA" calcext:value-type="string">
            <text:p>NA</text:p>
          </table:table-cell>
          <table:table-cell table:style-name="ce29" table:formula="of:=IF([.D5]=&quot;NA&quot;;1;0)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Se utilitza el término “por defecto”? </text:p>
            <text:p><text:span text:style-name="T9">Is the term "Default" used?</text:span></text:p>
          </table:table-cell>
          <table:table-cell table:style-name="ce67" table:content-validation-name="val9" office:value-type="string" calcext:value-type="string">
            <text:p>No</text:p>
          </table:table-cell>
          <table:table-cell table:style-name="ce52"/>
          <table:table-cell table:style-name="ce37" table:formula="of:=IF([.B6]=[$RESULTADOS.$A$101];1;IF([.B6]=[$RESULTADOS.$A$102];0.5;IF([.B6]=[$RESULTADOS.$A$103];0;IF([.B6]=[$RESULTADOS.$A$104];&quot;NA&quot;;&quot;-&quot;))))" office:value-type="float" office:value="0" calcext:value-type="float">
            <text:p>0</text:p>
          </table:table-cell>
          <table:table-cell table:style-name="ce29" table:formula="of:=IF([.D6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8" table:number-rows-repeated="3">
          <table:table-cell table:style-name="ce29" table:number-columns-repeated="2"/>
          <table:table-cell table:style-name="ce44"/>
          <table:table-cell table:style-name="ce29" table:number-columns-repeated="2"/>
          <table:table-cell table:number-columns-repeated="1019"/>
        </table:table-row>
        <table:table-row table:style-name="ro8" table:number-rows-repeated="104856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14- Valores per defecto'.B4:'14- Valores per defecto'.B6"/>
        </calcext:conditional-formats>
      </table:table>
      <table:table table:name="15- Reducción de la latencia" table:style-name="ta16">
        <office:forms form:automatic-focus="false" form:apply-design-mode="false"/>
        <table:table-column table:style-name="co28" table:default-cell-style-name="ce4"/>
        <table:table-column table:style-name="co12" table:default-cell-style-name="ce4"/>
        <table:table-column table:style-name="co7" table:default-cell-style-name="ce4"/>
        <table:table-column table:style-name="co29" table:visibility="collapse" table:number-columns-repeated="2" table:default-cell-style-name="ce4"/>
        <table:table-column table:style-name="co3" table:number-columns-repeated="1019" table:default-cell-style-name="ce4"/>
        <table:table-row table:style-name="ro14">
          <table:table-cell table:style-name="ce31" office:value-type="string" calcext:value-type="string" table:number-columns-spanned="3" table:number-rows-spanned="1">
            <text:p>15 - Reducción de la latencia / <text:s/>Latency reduction</text:p>
          </table:table-cell>
          <table:covered-table-cell table:number-columns-repeated="2" table:style-name="ce31"/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15">
          <table:table-cell/>
          <table:table-cell table:style-name="ce32" office:value-type="string" calcext:value-type="string">
            <text:p>Respuesta</text:p>
            <text:p><text:span text:style-name="T5">Answer</text:span></text:p>
          </table:table-cell>
          <table:table-cell table:style-name="ce35" office:value-type="string" calcext:value-type="string">
            <text:p>Comentarios</text:p>
            <text:p><text:span text:style-name="T5">Coments</text:span></text:p>
          </table:table-cell>
          <table:table-cell table:number-columns-repeated="1021"/>
        </table:table-row>
        <table:table-row table:style-name="ro2">
          <table:table-cell table:style-name="ce38" office:value-type="string" calcext:value-type="string">
            <text:p>La ejecución de tareas pesadas es transparente al usuario? </text:p>
            <text:p><text:span text:style-name="T5">Is the execution of heavy work transparent to the user?</text:span></text:p>
          </table:table-cell>
          <table:table-cell table:style-name="ce68" table:content-validation-name="val3" office:value-type="string" calcext:value-type="string">
            <text:p>Sí / Yes</text:p>
          </table:table-cell>
          <table:table-cell table:style-name="ce69"/>
          <table:table-cell table:style-name="ce70" table:formula="of:=IF([.B4]=[$RESULTADOS.$A$101];1;IF([.B4]=[$RESULTADOS.$A$102];0.5;IF([.B4]=[$RESULTADOS.$A$103];0;IF([.B4]=[$RESULTADOS.$A$104];&quot;NA&quot;;&quot;-&quot;))))" office:value-type="float" office:value="1" calcext:value-type="float">
            <text:p>1</text:p>
          </table:table-cell>
          <table:table-cell table:style-name="ce70" table:formula="of:=IF([.D4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Se muestra el tiempo restante o alguna animación de las tareas pesadas que se están ejecutando? </text:p>
            <text:p><text:span text:style-name="T5">While running heavy tasks, is remaining time or some animation shown?</text:span></text:p>
          </table:table-cell>
          <table:table-cell table:style-name="ce68" table:content-validation-name="val3" office:value-type="string" calcext:value-type="string">
            <text:p>No</text:p>
          </table:table-cell>
          <table:table-cell table:style-name="ce69"/>
          <table:table-cell table:style-name="ce70" table:formula="of:=IF([.B5]=[$RESULTADOS.$A$101];1;IF([.B5]=[$RESULTADOS.$A$102];0.5;IF([.B5]=[$RESULTADOS.$A$103];0;IF([.B5]=[$RESULTADOS.$A$104];&quot;NA&quot;;&quot;-&quot;))))" office:value-type="float" office:value="0" calcext:value-type="float">
            <text:p>0</text:p>
          </table:table-cell>
          <table:table-cell table:style-name="ce70" table:formula="of:=IF([.D5]=&quot;NA&quot;;1;0)" office:value-type="float" office:value="0" calcext:value-type="float">
            <text:p>0</text:p>
          </table:table-cell>
          <table:table-cell table:number-columns-repeated="1019"/>
        </table:table-row>
        <table:table-row table:style-name="ro8" table:number-rows-repeated="2">
          <table:table-cell table:number-columns-repeated="2"/>
          <table:table-cell table:style-name="ce24"/>
          <table:table-cell table:number-columns-repeated="1021"/>
        </table:table-row>
        <table:table-row table:style-name="ro8" table:number-rows-repeated="104856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15- Reducción de la latencia'.B4:'15- Reducción de la latencia'.B5"/>
        </calcext:conditional-formats>
      </table:table>
      <table:table table:name="RESULTADOS" table:style-name="ta17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13" table:visibility="collapse" table:default-cell-style-name="ce29"/>
        <table:table-column table:style-name="co32" table:visibility="collapse" table:number-columns-repeated="4" table:default-cell-style-name="Default"/>
        <table:table-column table:style-name="co10" table:number-columns-repeated="1017" table:default-cell-style-name="Default"/>
        <table:table-row table:style-name="ro14">
          <table:table-cell table:style-name="ce31" office:value-type="string" calcext:value-type="string" table:number-columns-spanned="2" table:number-rows-spanned="1">
            <text:p>RESULTADOS / <text:span text:style-name="T3">RESULTS</text:span></text:p>
          </table:table-cell>
          <table:covered-table-cell table:style-name="ce31"/>
          <table:table-cell table:style-name="ce113"/>
          <table:table-cell table:style-name="ce29" table:number-columns-repeated="11"/>
          <table:table-cell table:number-columns-repeated="1010"/>
        </table:table-row>
        <table:table-row table:style-name="ro15">
          <table:table-cell table:style-name="ce29"/>
          <table:table-cell table:style-name="ce90" office:value-type="string" calcext:value-type="string">
            <text:p>Valores/V<text:span text:style-name="T14">alues</text:span></text:p>
          </table:table-cell>
          <table:table-cell table:style-name="ce114"/>
          <table:table-cell table:style-name="ce117" office:value-type="string" calcext:value-type="string">
            <text:p># preguntas </text:p>
            <text:p>NO contestadas</text:p>
          </table:table-cell>
          <table:table-cell table:style-name="ce124" office:value-type="string" calcext:value-type="string">
            <text:p># preguntas </text:p>
            <text:p>totales</text:p>
          </table:table-cell>
          <table:table-cell table:style-name="ce124" office:value-type="string" calcext:value-type="string">
            <text:p># preguntas </text:p>
            <text:p>contestadas</text:p>
          </table:table-cell>
          <table:table-cell table:style-name="ce124" office:value-type="string" calcext:value-type="string">
            <text:p># preguntas </text:p>
            <text:p>NO aplica</text:p>
          </table:table-cell>
          <table:table-cell table:style-name="ce29" table:number-columns-repeated="3"/>
          <table:table-cell table:style-name="ce125"/>
          <table:table-cell table:style-name="ce29" table:number-columns-repeated="3"/>
          <table:table-cell table:number-columns-repeated="1010"/>
        </table:table-row>
        <table:table-row table:style-name="ro8">
          <table:table-cell table:style-name="ce71" table:formula="of:=[$'1- Visibilidad y estado sist.'.A1:.C1]" office:value-type="string" office:string-value="1- Visibilidad y estado del sistema / Visibility and system state" calcext:value-type="string">
            <text:p>1- Visibilidad y estado del sistema / Visibility and system state</text:p>
          </table:table-cell>
          <table:table-cell table:style-name="ce91" table:formula="of:=SUM([$'1- Visibilidad y estado sist.'.D$1:.D$1048576])" office:value-type="float" office:value="3" calcext:value-type="float">
            <text:p>3</text:p>
          </table:table-cell>
          <table:table-cell table:style-name="ce115" table:formula="of:=[.E3]-[.G3]" office:value-type="float" office:value="5" calcext:value-type="float">
            <text:p>5</text:p>
          </table:table-cell>
          <table:table-cell table:style-name="ce118" table:formula="of:=COUNTA([$'1- Visibilidad y estado sist.'.D4:.D35])-COUNTA([$'1- Visibilidad y estado sist.'.B4:.B35])" office:value-type="float" office:value="0" calcext:value-type="float">
            <text:p>0</text:p>
          </table:table-cell>
          <table:table-cell table:style-name="ce37" table:formula="of:=COUNTA([$'1- Visibilidad y estado sist.'.A$1:.A$1048576])-1" office:value-type="float" office:value="5" calcext:value-type="float">
            <text:p>5</text:p>
          </table:table-cell>
          <table:table-cell table:style-name="ce37" table:formula="of:=COUNTA([$'1- Visibilidad y estado sist.'.D$1:.D$1048576])-COUNTIF([$'1- Visibilidad y estado sist.'.D$1:.D$1048576];&quot;-&quot;)" office:value-type="float" office:value="5" calcext:value-type="float">
            <text:p>5</text:p>
          </table:table-cell>
          <table:table-cell table:style-name="ce43" table:formula="of:=SUM([$'1- Visibilidad y estado sist.'.E$1:.E$1048576])" office:value-type="float" office:value="0" calcext:value-type="float">
            <text:p>0</text:p>
          </table:table-cell>
          <table:table-cell table:style-name="ce29" table:number-columns-repeated="3"/>
          <table:table-cell table:style-name="ce126"/>
          <table:table-cell table:style-name="ce37" table:number-columns-repeated="2"/>
          <table:table-cell table:style-name="ce43"/>
          <table:table-cell table:number-columns-repeated="1010"/>
        </table:table-row>
        <table:table-row table:style-name="ro15">
          <table:table-cell table:style-name="ce72" table:formula="of:=[$'2- Conexión con el mundo'.A1:.C1]" office:value-type="string" office:string-value="2 - Connexión entre el sistema y el mundo real, uso de metáforas y objetos humanos / &#10;Connection between the system and the real world, metaphor usage and human objects" calcext:value-type="string">
            <text:p>2 - Connexión entre el sistema y el mundo real, uso de metáforas y objetos humanos / </text:p>
            <text:p>Connection between the system and the real world, metaphor usage and human objects</text:p>
          </table:table-cell>
          <table:table-cell table:style-name="ce92" table:formula="of:=SUM([$'2- Conexión con el mundo'.D$1:.D$1048576])" office:value-type="float" office:value="4" calcext:value-type="float">
            <text:p>4</text:p>
          </table:table-cell>
          <table:table-cell table:style-name="ce115" table:formula="of:=[.E4]-[.G4]" office:value-type="float" office:value="4" calcext:value-type="float">
            <text:p>4</text:p>
          </table:table-cell>
          <table:table-cell table:style-name="ce119" table:formula="of:=COUNTA([$'2- Conexión con el mundo'.D4:.D34])-COUNTA([$'2- Conexión con el mundo'.B4:.B34])" office:value-type="float" office:value="0" calcext:value-type="float">
            <text:p>0</text:p>
          </table:table-cell>
          <table:table-cell table:style-name="ce37" table:formula="of:=COUNTA([$'2- Conexión con el mundo'.A$1:.A$1048576])-1" office:value-type="float" office:value="4" calcext:value-type="float">
            <text:p>4</text:p>
          </table:table-cell>
          <table:table-cell table:style-name="ce37" table:formula="of:=COUNTA([$'2- Conexión con el mundo'.D$1:.D$1048576])-COUNTIF([$'2- Conexión con el mundo'.D$1:.D$1048576];&quot;-&quot;)" office:value-type="float" office:value="4" calcext:value-type="float">
            <text:p>4</text:p>
          </table:table-cell>
          <table:table-cell table:style-name="ce37" table:formula="of:=SUM([$'2- Conexión con el mundo'.E$1:.E$1048576])" office:value-type="float" office:value="0" calcext:value-type="float">
            <text:p>0</text:p>
          </table:table-cell>
          <table:table-cell table:style-name="ce29" table:number-columns-repeated="3"/>
          <table:table-cell table:style-name="ce127"/>
          <table:table-cell table:style-name="ce37" table:number-columns-repeated="2"/>
          <table:table-cell table:style-name="ce43"/>
          <table:table-cell table:number-columns-repeated="1010"/>
        </table:table-row>
        <table:table-row table:style-name="ro8">
          <table:table-cell table:style-name="ce73" table:formula="of:=[$'3- Control usuario'.A1:.C1]" office:value-type="string" office:string-value="3 - Control y libertad del usuario / User control and freedom" calcext:value-type="string">
            <text:p>3 - Control y libertad del usuario / User control and freedom</text:p>
          </table:table-cell>
          <table:table-cell table:style-name="ce93" table:formula="of:=SUM([$'3- Control usuario'.D$1:.D$1048576])" office:value-type="float" office:value="2" calcext:value-type="float">
            <text:p>2</text:p>
          </table:table-cell>
          <table:table-cell table:style-name="ce115" table:formula="of:=[.E5]-[.G5]" office:value-type="float" office:value="3" calcext:value-type="float">
            <text:p>3</text:p>
          </table:table-cell>
          <table:table-cell table:style-name="ce119" table:formula="of:=COUNTA([$'3- Control usuario'.D4:.D34])-COUNTA([$'3- Control usuario'.B4:.B34])" office:value-type="float" office:value="0" calcext:value-type="float">
            <text:p>0</text:p>
          </table:table-cell>
          <table:table-cell table:style-name="ce37" table:formula="of:=COUNTA([$'3- Control usuario'.A$1:.A$1048576])-1" office:value-type="float" office:value="3" calcext:value-type="float">
            <text:p>3</text:p>
          </table:table-cell>
          <table:table-cell table:style-name="ce37" table:formula="of:=COUNTA([$'3- Control usuario'.D$1:.D$1048576])-COUNTIF([$'3- Control usuario'.D$1:.D$1048576];&quot;-&quot;)" office:value-type="float" office:value="3" calcext:value-type="float">
            <text:p>3</text:p>
          </table:table-cell>
          <table:table-cell table:style-name="ce43" table:formula="of:=SUM([$'3- Control usuario'.E$1:.E$1048576])" office:value-type="float" office:value="0" calcext:value-type="float">
            <text:p>0</text:p>
          </table:table-cell>
          <table:table-cell table:style-name="ce29" table:number-columns-repeated="3"/>
          <table:table-cell table:style-name="ce127"/>
          <table:table-cell table:style-name="ce37" table:number-columns-repeated="2"/>
          <table:table-cell table:style-name="ce43"/>
          <table:table-cell table:number-columns-repeated="1010"/>
        </table:table-row>
        <table:table-row table:style-name="ro8">
          <table:table-cell table:style-name="ce74" table:formula="of:=[$'4- Consistencia y estándares'.A1:.C1]" office:value-type="string" office:string-value="4 - Consistencia y estándares / Consistency and standards" calcext:value-type="string">
            <text:p>4 - Consistencia y estándares / Consistency and standards</text:p>
          </table:table-cell>
          <table:table-cell table:style-name="ce94" table:formula="of:=SUM([$'4- Consistencia y estándares'.D$1:.D$1048576])" office:value-type="float" office:value="5" calcext:value-type="float">
            <text:p>5</text:p>
          </table:table-cell>
          <table:table-cell table:style-name="ce115" table:formula="of:=[.E6]-[.G6]" office:value-type="float" office:value="6" calcext:value-type="float">
            <text:p>6</text:p>
          </table:table-cell>
          <table:table-cell table:style-name="ce119" table:formula="of:=COUNTA([$'4- Consistencia y estándares'.D4:.D34])-COUNTA([$'4- Consistencia y estándares'.B4:.B34])" office:value-type="float" office:value="0" calcext:value-type="float">
            <text:p>0</text:p>
          </table:table-cell>
          <table:table-cell table:style-name="ce70" table:formula="of:=COUNTA([$'4- Consistencia y estándares'.A$1:.A$1048576])-1" office:value-type="float" office:value="6" calcext:value-type="float">
            <text:p>6</text:p>
          </table:table-cell>
          <table:table-cell table:style-name="ce37" table:formula="of:=COUNTA([$'4- Consistencia y estándares'.D$1:.D$1048576])-COUNTIF([$'4- Consistencia y estándares'.D$1:.D$1048576];&quot;-&quot;)" office:value-type="float" office:value="6" calcext:value-type="float">
            <text:p>6</text:p>
          </table:table-cell>
          <table:table-cell table:style-name="ce43" table:formula="of:=SUM([$'4- Consistencia y estándares'.E$1:.E$1048576])" office:value-type="float" office:value="0" calcext:value-type="float">
            <text:p>0</text:p>
          </table:table-cell>
          <table:table-cell table:style-name="ce29" table:number-columns-repeated="3"/>
          <table:table-cell table:style-name="ce127"/>
          <table:table-cell table:style-name="ce70"/>
          <table:table-cell table:style-name="ce37"/>
          <table:table-cell table:style-name="ce43"/>
          <table:table-cell table:number-columns-repeated="1010"/>
        </table:table-row>
        <table:table-row table:style-name="ro15">
          <table:table-cell table:style-name="ce75" table:formula="of:=[$'5- Reconocimiento'.A1:.C1]" office:value-type="string" office:string-value="5 - Reconocimiento en lugar de memoria, aprendizaje y anticipación / &#10;Recognition rather than memory, learning and anticipation" calcext:value-type="string">
            <text:p>5 - Reconocimiento en lugar de memoria, aprendizaje y anticipación / </text:p>
            <text:p>Recognition rather than memory, learning and anticipation</text:p>
          </table:table-cell>
          <table:table-cell table:style-name="ce95" table:formula="of:=SUM([$'5- Reconocimiento'.D$1:.D$1048576])" office:value-type="float" office:value="2" calcext:value-type="float">
            <text:p>2</text:p>
          </table:table-cell>
          <table:table-cell table:style-name="ce115" table:formula="of:=[.E7]-[.G7]" office:value-type="float" office:value="5" calcext:value-type="float">
            <text:p>5</text:p>
          </table:table-cell>
          <table:table-cell table:style-name="ce119" table:formula="of:=COUNTA([$'5- Reconocimiento'.D4:.D33])-COUNTA([$'5- Reconocimiento'.B4:.B33])" office:value-type="float" office:value="0" calcext:value-type="float">
            <text:p>0</text:p>
          </table:table-cell>
          <table:table-cell table:style-name="ce70" table:formula="of:=COUNTA([$'5- Reconocimiento'.A$1:.A$1048576])-1" office:value-type="float" office:value="5" calcext:value-type="float">
            <text:p>5</text:p>
          </table:table-cell>
          <table:table-cell table:style-name="ce37" table:formula="of:=COUNTA([$'5- Reconocimiento'.D$1:.D$1048576])-COUNTIF([$'5- Reconocimiento'.D$1:.D$1048576];&quot;-&quot;)" office:value-type="float" office:value="5" calcext:value-type="float">
            <text:p>5</text:p>
          </table:table-cell>
          <table:table-cell table:style-name="ce43" table:formula="of:=SUM([$'5- Reconocimiento'.E$1:.E$1048576])" office:value-type="float" office:value="0" calcext:value-type="float">
            <text:p>0</text:p>
          </table:table-cell>
          <table:table-cell table:style-name="ce29" table:number-columns-repeated="3"/>
          <table:table-cell table:style-name="ce127"/>
          <table:table-cell table:style-name="ce70"/>
          <table:table-cell table:style-name="ce37"/>
          <table:table-cell table:style-name="ce43"/>
          <table:table-cell table:number-columns-repeated="1010"/>
        </table:table-row>
        <table:table-row table:style-name="ro8">
          <table:table-cell table:style-name="ce76" table:formula="of:=[$'6- Flexibilidad'.A1:.C1]" office:value-type="string" office:string-value="6 - Flexibilidad y eficiéncia de uso / Flexibility and efficiency of use" calcext:value-type="string">
            <text:p>6 - Flexibilidad y eficiéncia de uso / Flexibility and efficiency of use</text:p>
          </table:table-cell>
          <table:table-cell table:style-name="ce96" table:formula="of:=SUM([$'6- Flexibilidad'.D$1:.D$1048576])" office:value-type="float" office:value="2" calcext:value-type="float">
            <text:p>2</text:p>
          </table:table-cell>
          <table:table-cell table:style-name="ce115" table:formula="of:=[.E8]-[.G8]" office:value-type="float" office:value="5" calcext:value-type="float">
            <text:p>5</text:p>
          </table:table-cell>
          <table:table-cell table:style-name="ce119" table:formula="of:=COUNTA([$'6- Flexibilidad'.D4:.D34])-COUNTA([$'6- Flexibilidad'.B4:.B34])" office:value-type="float" office:value="0" calcext:value-type="float">
            <text:p>0</text:p>
          </table:table-cell>
          <table:table-cell table:style-name="ce70" table:formula="of:=COUNTA([$'6- Flexibilidad'.A$1:.A$1048576])-1" office:value-type="float" office:value="6" calcext:value-type="float">
            <text:p>6</text:p>
          </table:table-cell>
          <table:table-cell table:style-name="ce37" table:formula="of:=COUNTA([$'6- Flexibilidad'.D$1:.D$1048576])-COUNTIF([$'6- Flexibilidad'.D$1:.D$1048576];&quot;-&quot;)" office:value-type="float" office:value="6" calcext:value-type="float">
            <text:p>6</text:p>
          </table:table-cell>
          <table:table-cell table:style-name="ce43" table:formula="of:=SUM([$'6- Flexibilidad'.E$1:.E$1048576])" office:value-type="float" office:value="1" calcext:value-type="float">
            <text:p>1</text:p>
          </table:table-cell>
          <table:table-cell table:style-name="ce29" table:number-columns-repeated="3"/>
          <table:table-cell table:style-name="ce127"/>
          <table:table-cell table:style-name="ce70"/>
          <table:table-cell table:style-name="ce37"/>
          <table:table-cell table:style-name="ce43"/>
          <table:table-cell table:number-columns-repeated="1010"/>
        </table:table-row>
        <table:table-row table:style-name="ro15">
          <table:table-cell table:style-name="ce77" table:formula="of:=[$'7- Diagnosticar errores'.A1:.D1]" office:value-type="string" office:string-value="7 - Ayuda a los usuarios a reconocer, diagnosticar y rehacer-se de los errors&#10;Help users recognize, diagnose and recover from errors" calcext:value-type="string">
            <text:p>7 - Ayuda a los usuarios a reconocer, diagnosticar y rehacer-se de los errors</text:p>
            <text:p>Help users recognize, diagnose and recover from errors</text:p>
          </table:table-cell>
          <table:table-cell table:style-name="ce97" table:formula="of:=SUM([$'7- Diagnosticar errores'.D$1:.D$1048576])" office:value-type="float" office:value="2" calcext:value-type="float">
            <text:p>2</text:p>
          </table:table-cell>
          <table:table-cell table:style-name="ce115" table:formula="of:=[.E9]-[.G9]" office:value-type="float" office:value="3" calcext:value-type="float">
            <text:p>3</text:p>
          </table:table-cell>
          <table:table-cell table:style-name="ce119" table:formula="of:=COUNTA([$'7- Diagnosticar errores'.D4:.D34])-COUNTA([$'7- Diagnosticar errores'.B4:.B34])" office:value-type="float" office:value="0" calcext:value-type="float">
            <text:p>0</text:p>
          </table:table-cell>
          <table:table-cell table:style-name="ce70" table:formula="of:=COUNTA([$'7- Diagnosticar errores'.A$1:.A$1048576])-1" office:value-type="float" office:value="4" calcext:value-type="float">
            <text:p>4</text:p>
          </table:table-cell>
          <table:table-cell table:style-name="ce37" table:formula="of:=COUNTA([$'7- Diagnosticar errores'.D$1:.D$1048576])-COUNTIF([$'7- Diagnosticar errores'.D$1:.D$1048576];&quot;-&quot;)" office:value-type="float" office:value="4" calcext:value-type="float">
            <text:p>4</text:p>
          </table:table-cell>
          <table:table-cell table:style-name="ce43" table:formula="of:=SUM([$'7- Diagnosticar errores'.E$1:.E$1048576])" office:value-type="float" office:value="1" calcext:value-type="float">
            <text:p>1</text:p>
          </table:table-cell>
          <table:table-cell table:style-name="ce29" table:number-columns-repeated="3"/>
          <table:table-cell table:style-name="ce127"/>
          <table:table-cell table:style-name="ce70"/>
          <table:table-cell table:style-name="ce37"/>
          <table:table-cell table:style-name="ce43"/>
          <table:table-cell table:number-columns-repeated="1010"/>
        </table:table-row>
        <table:table-row table:style-name="ro8">
          <table:table-cell table:style-name="ce78" table:formula="of:=[$'8- Prevención de errores'.A1:.C1]" office:value-type="string" office:string-value="8 - Prevención de errores / Preventing errors" calcext:value-type="string">
            <text:p>8 - Prevención de errores / Preventing errors</text:p>
          </table:table-cell>
          <table:table-cell table:style-name="ce98" table:formula="of:=SUM([$'8- Prevención de errores'.D$1:.D$1048576])" office:value-type="float" office:value="1" calcext:value-type="float">
            <text:p>1</text:p>
          </table:table-cell>
          <table:table-cell table:style-name="ce115" table:formula="of:=[.E10]-[.G10]" office:value-type="float" office:value="2" calcext:value-type="float">
            <text:p>2</text:p>
          </table:table-cell>
          <table:table-cell table:style-name="ce119" table:formula="of:=COUNTA([$'8- Prevención de errores'.D4:.D34])-COUNTA([$'8- Prevención de errores'.B4:.B34])" office:value-type="float" office:value="0" calcext:value-type="float">
            <text:p>0</text:p>
          </table:table-cell>
          <table:table-cell table:style-name="ce70" table:formula="of:=COUNTA([$'8- Prevención de errores'.A$1:.A$1048576])-1" office:value-type="float" office:value="3" calcext:value-type="float">
            <text:p>3</text:p>
          </table:table-cell>
          <table:table-cell table:style-name="ce37" table:formula="of:=COUNTA([$'8- Prevención de errores'.D$1:.D$1048576])-COUNTIF([$'8- Prevención de errores'.D$1:.D$1048576];&quot;-&quot;)" office:value-type="float" office:value="3" calcext:value-type="float">
            <text:p>3</text:p>
          </table:table-cell>
          <table:table-cell table:style-name="ce43" table:formula="of:=SUM([$'8- Prevención de errores'.E$1:.E$1048576])" office:value-type="float" office:value="1" calcext:value-type="float">
            <text:p>1</text:p>
          </table:table-cell>
          <table:table-cell table:style-name="ce29" table:number-columns-repeated="3"/>
          <table:table-cell table:style-name="ce127"/>
          <table:table-cell table:style-name="ce70"/>
          <table:table-cell table:style-name="ce37"/>
          <table:table-cell table:style-name="ce43"/>
          <table:table-cell table:number-columns-repeated="1010"/>
        </table:table-row>
        <table:table-row table:style-name="ro8">
          <table:table-cell table:style-name="ce79" table:formula="of:=[$'9- Diseño estético'.A1:.C1]" office:value-type="string" office:string-value="9 - Diseño estético y minimalista / Aesthetic and minimalist design" calcext:value-type="string">
            <text:p>9 - Diseño estético y minimalista / Aesthetic and minimalist design</text:p>
          </table:table-cell>
          <table:table-cell table:style-name="ce99" table:formula="of:=SUM([$'9- Diseño estético'.D$1:.D$1048576])" office:value-type="float" office:value="3" calcext:value-type="float">
            <text:p>3</text:p>
          </table:table-cell>
          <table:table-cell table:style-name="ce115" table:formula="of:=[.E11]-[.G11]" office:value-type="float" office:value="4" calcext:value-type="float">
            <text:p>4</text:p>
          </table:table-cell>
          <table:table-cell table:style-name="ce119" table:formula="of:=COUNTA([$'9- Diseño estético'.D4:.D32])-COUNTA([$'9- Diseño estético'.B4:.B32])" office:value-type="float" office:value="0" calcext:value-type="float">
            <text:p>0</text:p>
          </table:table-cell>
          <table:table-cell table:style-name="ce37" table:formula="of:=COUNTA([$'9- Diseño estético'.A$1:.A$1048576])-1" office:value-type="float" office:value="4" calcext:value-type="float">
            <text:p>4</text:p>
          </table:table-cell>
          <table:table-cell table:style-name="ce37" table:formula="of:=COUNTA([$'9- Diseño estético'.D$1:.D$1048576])-COUNTIF([$'9- Diseño estético'.D$1:.D$1048576];&quot;-&quot;)" office:value-type="float" office:value="4" calcext:value-type="float">
            <text:p>4</text:p>
          </table:table-cell>
          <table:table-cell table:style-name="ce43" table:formula="of:=SUM([$'9- Diseño estético'.E$1:.E$1048576])" office:value-type="float" office:value="0" calcext:value-type="float">
            <text:p>0</text:p>
          </table:table-cell>
          <table:table-cell table:style-name="ce29" table:number-columns-repeated="3"/>
          <table:table-cell table:style-name="ce127"/>
          <table:table-cell table:style-name="ce37" table:number-columns-repeated="2"/>
          <table:table-cell table:style-name="ce43"/>
          <table:table-cell table:number-columns-repeated="1010"/>
        </table:table-row>
        <table:table-row table:style-name="ro8">
          <table:table-cell table:style-name="ce80" table:formula="of:=[$'10- Ayuda y documentación'.A1:.C1]" office:value-type="string" office:string-value="10 - Ayuda y documentación / Help and documentation" calcext:value-type="string">
            <text:p>10 - Ayuda y documentación / Help and documentation</text:p>
          </table:table-cell>
          <table:table-cell table:style-name="ce100" table:formula="of:=SUM([$'10- Ayuda y documentación'.D$1:.D$1048576])" office:value-type="float" office:value="0" calcext:value-type="float">
            <text:p>0</text:p>
          </table:table-cell>
          <table:table-cell table:style-name="ce115" table:formula="of:=[.E12]-[.G12]" office:value-type="float" office:value="2" calcext:value-type="float">
            <text:p>2</text:p>
          </table:table-cell>
          <table:table-cell table:style-name="ce119" table:formula="of:=COUNTA([$'10- Ayuda y documentación'.D4:.D33])-COUNTA([$'10- Ayuda y documentación'.B4:.B33])" office:value-type="float" office:value="0" calcext:value-type="float">
            <text:p>0</text:p>
          </table:table-cell>
          <table:table-cell table:style-name="ce37" table:formula="of:=COUNTA([$'10- Ayuda y documentación'.A$1:.A$1048576])-1" office:value-type="float" office:value="5" calcext:value-type="float">
            <text:p>5</text:p>
          </table:table-cell>
          <table:table-cell table:style-name="ce37" table:formula="of:=COUNTA([$'10- Ayuda y documentación'.D$1:.D$1048576])-COUNTIF([$'10- Ayuda y documentación'.D$1:.D$1048576];&quot;-&quot;)" office:value-type="float" office:value="5" calcext:value-type="float">
            <text:p>5</text:p>
          </table:table-cell>
          <table:table-cell table:style-name="ce43" table:formula="of:=SUM([$'10- Ayuda y documentación'.E$1:.E$1048576])" office:value-type="float" office:value="3" calcext:value-type="float">
            <text:p>3</text:p>
          </table:table-cell>
          <table:table-cell table:style-name="ce29" table:number-columns-repeated="3"/>
          <table:table-cell table:style-name="ce127"/>
          <table:table-cell table:style-name="ce37" table:number-columns-repeated="2"/>
          <table:table-cell table:style-name="ce43"/>
          <table:table-cell table:number-columns-repeated="1010"/>
        </table:table-row>
        <table:table-row table:style-name="ro8">
          <table:table-cell table:style-name="ce81" table:formula="of:=[$'11- Guardar estado'.A1:.C1]" office:value-type="string" office:string-value="11 - Guardar el estado y proteger el trabajo / Save the state and protect the work" calcext:value-type="string">
            <text:p>11 - Guardar el estado y proteger el trabajo / Save the state and protect the work</text:p>
          </table:table-cell>
          <table:table-cell table:style-name="ce101" table:formula="of:=SUM([$'11- Guardar estado'.D$1:.D$1048576])" office:value-type="float" office:value="0" calcext:value-type="float">
            <text:p>0</text:p>
          </table:table-cell>
          <table:table-cell table:style-name="ce115" table:formula="of:=[.E13]-[.G13]" office:value-type="float" office:value="2" calcext:value-type="float">
            <text:p>2</text:p>
          </table:table-cell>
          <table:table-cell table:style-name="ce119" table:formula="of:=COUNTA([$'11- Guardar estado'.D4:.D33])-COUNTA([$'11- Guardar estado'.B4:.B33])" office:value-type="float" office:value="0" calcext:value-type="float">
            <text:p>0</text:p>
          </table:table-cell>
          <table:table-cell table:style-name="ce37" table:formula="of:=COUNTA([$'11- Guardar estado'.A$1:.A$1048576])-1" office:value-type="float" office:value="3" calcext:value-type="float">
            <text:p>3</text:p>
          </table:table-cell>
          <table:table-cell table:style-name="ce37" table:formula="of:=COUNTA([$'11- Guardar estado'.D$1:.D$1048576])-COUNTIF([$'11- Guardar estado'.D$1:.D$1048576];&quot;-&quot;)" office:value-type="float" office:value="3" calcext:value-type="float">
            <text:p>3</text:p>
          </table:table-cell>
          <table:table-cell table:style-name="ce43" table:formula="of:=SUM([$'11- Guardar estado'.E$1:.E$1048576])" office:value-type="float" office:value="1" calcext:value-type="float">
            <text:p>1</text:p>
          </table:table-cell>
          <table:table-cell table:style-name="ce29" table:number-columns-repeated="3"/>
          <table:table-cell table:style-name="ce127"/>
          <table:table-cell table:style-name="ce37" table:number-columns-repeated="2"/>
          <table:table-cell table:style-name="ce43"/>
          <table:table-cell table:number-columns-repeated="1010"/>
        </table:table-row>
        <table:table-row table:style-name="ro8">
          <table:table-cell table:style-name="ce82" table:formula="of:=[$'12- Color y legibilidad'.A1:.C1]" office:value-type="string" office:string-value="12 - Color y legibilidad / Color and readability" calcext:value-type="string">
            <text:p>12 - Color y legibilidad / Color and readability</text:p>
          </table:table-cell>
          <table:table-cell table:style-name="ce102" table:formula="of:=SUM([$'12- Color y legibilidad'.D$1:.D$1048576])" office:value-type="float" office:value="3" calcext:value-type="float">
            <text:p>3</text:p>
          </table:table-cell>
          <table:table-cell table:style-name="ce115" table:formula="of:=[.E14]-[.G14]" office:value-type="float" office:value="4" calcext:value-type="float">
            <text:p>4</text:p>
          </table:table-cell>
          <table:table-cell table:style-name="ce119" table:formula="of:=COUNTA([$'12- Color y legibilidad'.D4:.D34])-COUNTA([$'12- Color y legibilidad'.B4:.B34])" office:value-type="float" office:value="0" calcext:value-type="float">
            <text:p>0</text:p>
          </table:table-cell>
          <table:table-cell table:style-name="ce70" table:formula="of:=COUNTA([$'12- Color y legibilidad'.A$1:.A$1048576])-1" office:value-type="float" office:value="4" calcext:value-type="float">
            <text:p>4</text:p>
          </table:table-cell>
          <table:table-cell table:style-name="ce37" table:formula="of:=COUNTA([$'12- Color y legibilidad'.D$1:.D$1048576])-COUNTIF([$'12- Color y legibilidad'.D$1:.D$1048576];&quot;-&quot;)" office:value-type="float" office:value="4" calcext:value-type="float">
            <text:p>4</text:p>
          </table:table-cell>
          <table:table-cell table:style-name="ce43" table:formula="of:=SUM([$'12- Color y legibilidad'.E$1:.E$1048576])" office:value-type="float" office:value="0" calcext:value-type="float">
            <text:p>0</text:p>
          </table:table-cell>
          <table:table-cell table:style-name="ce29" table:number-columns-repeated="3"/>
          <table:table-cell table:style-name="ce127"/>
          <table:table-cell table:style-name="ce70"/>
          <table:table-cell table:style-name="ce37"/>
          <table:table-cell table:style-name="ce43"/>
          <table:table-cell table:number-columns-repeated="1010"/>
        </table:table-row>
        <table:table-row table:style-name="ro8">
          <table:table-cell table:style-name="ce83" table:formula="of:=[$'13- Autonomía'.A1:.C1]" office:value-type="string" office:string-value="13 - Autonomía / Autonomy" calcext:value-type="string">
            <text:p>13 - Autonomía / Autonomy</text:p>
          </table:table-cell>
          <table:table-cell table:style-name="ce103" table:formula="of:=SUM([$'13- Autonomía'.D$1:.D$1048576])" office:value-type="float" office:value="3" calcext:value-type="float">
            <text:p>3</text:p>
          </table:table-cell>
          <table:table-cell table:style-name="ce115" table:formula="of:=[.E15]-[.G15]" office:value-type="float" office:value="3" calcext:value-type="float">
            <text:p>3</text:p>
          </table:table-cell>
          <table:table-cell table:style-name="ce119" table:formula="of:=COUNTA([$'13- Autonomía'.D4:.D34])-COUNTA([$'13- Autonomía'.B4:.B34])" office:value-type="float" office:value="0" calcext:value-type="float">
            <text:p>0</text:p>
          </table:table-cell>
          <table:table-cell table:style-name="ce37" table:formula="of:=COUNTA([$'13- Autonomía'.A$1:.A$1048576])-1" office:value-type="float" office:value="3" calcext:value-type="float">
            <text:p>3</text:p>
          </table:table-cell>
          <table:table-cell table:style-name="ce37" table:formula="of:=COUNTA([$'13- Autonomía'.D$1:.D$1048576])-COUNTIF([$'13- Autonomía'.D$1:.D$1048576];&quot;-&quot;)" office:value-type="float" office:value="3" calcext:value-type="float">
            <text:p>3</text:p>
          </table:table-cell>
          <table:table-cell table:style-name="ce43" table:formula="of:=SUM([$'13- Autonomía'.E$1:.E$1048576])" office:value-type="float" office:value="0" calcext:value-type="float">
            <text:p>0</text:p>
          </table:table-cell>
          <table:table-cell table:style-name="ce29" table:number-columns-repeated="3"/>
          <table:table-cell table:style-name="ce127"/>
          <table:table-cell table:style-name="ce37" table:number-columns-repeated="2"/>
          <table:table-cell table:style-name="ce43"/>
          <table:table-cell table:number-columns-repeated="1010"/>
        </table:table-row>
        <table:table-row table:style-name="ro8">
          <table:table-cell table:style-name="ce84" table:formula="of:=[$'14- Valores per defecto'.A1:.C1]" office:value-type="string" office:string-value="14 - Valores per defecto / Defaults" calcext:value-type="string">
            <text:p>14 - Valores per defecto / Defaults</text:p>
          </table:table-cell>
          <table:table-cell table:style-name="ce104" table:formula="of:=SUM([$'14- Valores per defecto'.D$1:.D$1048576])" office:value-type="float" office:value="0" calcext:value-type="float">
            <text:p>0</text:p>
          </table:table-cell>
          <table:table-cell table:style-name="ce115" table:formula="of:=[.E16]-[.G16]" office:value-type="float" office:value="2" calcext:value-type="float">
            <text:p>2</text:p>
          </table:table-cell>
          <table:table-cell table:style-name="ce119" table:formula="of:=COUNTA([$'14- Valores per defecto'.D4:.D34])-COUNTA([$'14- Valores per defecto'.B4:.B34])" office:value-type="float" office:value="0" calcext:value-type="float">
            <text:p>0</text:p>
          </table:table-cell>
          <table:table-cell table:style-name="ce37" table:formula="of:=COUNTA([$'14- Valores per defecto'.A$1:.A$1048576])-1" office:value-type="float" office:value="3" calcext:value-type="float">
            <text:p>3</text:p>
          </table:table-cell>
          <table:table-cell table:style-name="ce37" table:formula="of:=COUNTA([$'14- Valores per defecto'.D$1:.D$1048576])-COUNTIF([$'14- Valores per defecto'.D$1:.D$1048576];&quot;-&quot;)" office:value-type="float" office:value="3" calcext:value-type="float">
            <text:p>3</text:p>
          </table:table-cell>
          <table:table-cell table:style-name="ce43" table:formula="of:=SUM([$'14- Valores per defecto'.E$1:.E$1048576])" office:value-type="float" office:value="1" calcext:value-type="float">
            <text:p>1</text:p>
          </table:table-cell>
          <table:table-cell table:style-name="ce29" table:number-columns-repeated="3"/>
          <table:table-cell table:style-name="ce127"/>
          <table:table-cell table:style-name="ce37" table:number-columns-repeated="2"/>
          <table:table-cell table:style-name="ce43"/>
          <table:table-cell table:number-columns-repeated="1010"/>
        </table:table-row>
        <table:table-row table:style-name="ro8">
          <table:table-cell table:style-name="ce85" table:formula="of:=[$'15- Reducción de la latencia'.A1:.C1]" office:value-type="string" office:string-value="15 - Reducción de la latencia /  Latency reduction" calcext:value-type="string">
            <text:p>15 - Reducción de la latencia / <text:s/>Latency reduction</text:p>
          </table:table-cell>
          <table:table-cell table:style-name="ce105" table:formula="of:=SUM([$'15- Reducción de la latencia'.D$1:.D$1048576])" office:value-type="float" office:value="1" calcext:value-type="float">
            <text:p>1</text:p>
          </table:table-cell>
          <table:table-cell table:style-name="ce115" table:formula="of:=[.E17]-[.G17]" office:value-type="float" office:value="2" calcext:value-type="float">
            <text:p>2</text:p>
          </table:table-cell>
          <table:table-cell table:style-name="ce120" table:formula="of:=[.E17]-[.F17]" office:value-type="float" office:value="0" calcext:value-type="float">
            <text:p>0</text:p>
          </table:table-cell>
          <table:table-cell table:style-name="ce37" table:formula="of:=COUNTA([$'15- Reducción de la latencia'.A$1:.A$1048576])-1" office:value-type="float" office:value="2" calcext:value-type="float">
            <text:p>2</text:p>
          </table:table-cell>
          <table:table-cell table:style-name="ce37" table:formula="of:=COUNTA([$'15- Reducción de la latencia'.D$1:.D$1048576])-COUNTIF([$'15- Reducción de la latencia'.D$1:.D$1048576];&quot;-&quot;)" office:value-type="float" office:value="2" calcext:value-type="float">
            <text:p>2</text:p>
          </table:table-cell>
          <table:table-cell table:style-name="ce37" table:formula="of:=SUM([$'15- Reducción de la latencia'.E$1:.E$1048576])" office:value-type="float" office:value="0" calcext:value-type="float">
            <text:p>0</text:p>
          </table:table-cell>
          <table:table-cell table:style-name="ce29" table:number-columns-repeated="3"/>
          <table:table-cell table:style-name="ce128"/>
          <table:table-cell table:style-name="ce37" table:number-columns-repeated="3"/>
          <table:table-cell table:number-columns-repeated="1010"/>
        </table:table-row>
        <table:table-row table:style-name="ro17">
          <table:table-cell table:style-name="ce86" office:value-type="float" office:value="0" calcext:value-type="float">
            <text:p>0</text:p>
          </table:table-cell>
          <table:table-cell table:style-name="ce106" table:formula="of:=SUM([.B3:.B17])" office:value-type="float" office:value="31" calcext:value-type="float">
            <text:p>31</text:p>
          </table:table-cell>
          <table:table-cell table:style-name="ce115" table:formula="of:=[.E18]-[.G18]" office:value-type="float" office:value="52" calcext:value-type="float">
            <office:annotation draw:style-name="gr1" draw:text-style-name="P2" svg:width="49.95mm" svg:height="21.17mm" svg:x="191.06mm" svg:y="83.61mm" draw:caption-point-x="-4.33mm" draw:caption-point-y="29.73mm">
              <dc:date>2018-10-30T00:00:00</dc:date>
              <text:p text:style-name="P1">TGranollers:</text:p>
              <text:p text:style-name="P1"><text:span text:style-name="T1">el valor máx no cuenta las respuestas "No_aplica"</text:span></text:p>
            </office:annotation>
            <text:p>52</text:p>
          </table:table-cell>
          <table:table-cell table:style-name="ce121" table:formula="of:=SUM([.D3:.D17])" office:value-type="float" office:value="0" calcext:value-type="float">
            <text:p>0</text:p>
          </table:table-cell>
          <table:table-cell table:style-name="ce121" table:formula="of:=SUM([.E3:.E17])" office:value-type="float" office:value="60" calcext:value-type="float">
            <text:p>60</text:p>
          </table:table-cell>
          <table:table-cell table:style-name="ce121" table:formula="of:=SUM([.F3:.F17])" office:value-type="float" office:value="60" calcext:value-type="float">
            <text:p>60</text:p>
          </table:table-cell>
          <table:table-cell table:style-name="ce121" table:formula="of:=SUM([.G3:.G17])" office:value-type="float" office:value="8" calcext:value-type="float">
            <text:p>8</text:p>
          </table:table-cell>
          <table:table-cell table:style-name="ce29" table:number-columns-repeated="7"/>
          <table:table-cell table:number-columns-repeated="1010"/>
        </table:table-row>
        <table:table-row table:style-name="ro17">
          <table:table-cell table:style-name="ce87" office:value-type="string" calcext:value-type="string">
            <text:p>% de preguntas contestadas</text:p>
          </table:table-cell>
          <table:table-cell table:style-name="ce107" table:formula="of:=[.F19]" office:value-type="percentage" office:value="1" calcext:value-type="percentage">
            <text:p>100.0%</text:p>
          </table:table-cell>
          <table:table-cell table:style-name="ce37"/>
          <table:table-cell table:style-name="ce122" table:formula="of:=[.D18]/[.E18]" office:value-type="percentage" office:value="0" calcext:value-type="percentage">
            <text:p>0.0%</text:p>
          </table:table-cell>
          <table:table-cell table:style-name="ce121"/>
          <table:table-cell table:style-name="ce122" table:formula="of:=[.F18]/[.E18]" office:value-type="percentage" office:value="1" calcext:value-type="percentage">
            <text:p>100.0%</text:p>
          </table:table-cell>
          <table:table-cell table:style-name="ce121"/>
          <table:table-cell table:style-name="ce29" table:number-columns-repeated="1017"/>
        </table:table-row>
        <table:table-row table:style-name="ro17">
          <table:table-cell table:style-name="ce87" office:value-type="string" calcext:value-type="string">
            <text:p>Número de preguntas NO contestadas (deben contestarse TODAS)</text:p>
          </table:table-cell>
          <table:table-cell table:style-name="ce108" table:formula="of:=[.D18]" office:value-type="float" office:value="0" calcext:value-type="float">
            <text:p>0</text:p>
          </table:table-cell>
          <table:table-cell table:style-name="ce37"/>
          <table:table-cell table:style-name="ce122"/>
          <table:table-cell table:style-name="ce121"/>
          <table:table-cell table:style-name="ce122"/>
          <table:table-cell table:style-name="ce121"/>
          <table:table-cell table:style-name="ce29" table:number-columns-repeated="1017"/>
        </table:table-row>
        <table:table-row table:style-name="ro17">
          <table:table-cell table:style-name="ce87" office:value-type="string" calcext:value-type="string">
            <text:p>Número de preguntas contestadas que computan (sin las No aplica)</text:p>
          </table:table-cell>
          <table:table-cell table:style-name="ce109" table:formula="of:=[.F18]-[.G18]" office:value-type="float" office:value="52" calcext:value-type="float">
            <text:p>52</text:p>
          </table:table-cell>
          <table:table-cell table:style-name="ce115" table:formula="of:=[.E18]" office:value-type="float" office:value="60" calcext:value-type="float">
            <text:p>60</text:p>
          </table:table-cell>
          <table:table-cell table:style-name="ce123"/>
          <table:table-cell table:style-name="ce121"/>
          <table:table-cell table:style-name="ce122"/>
          <table:table-cell table:style-name="ce121"/>
          <table:table-cell table:style-name="ce29" table:number-columns-repeated="1017"/>
        </table:table-row>
        <table:table-row table:style-name="ro4">
          <table:table-cell table:style-name="ce88"/>
          <table:table-cell table:style-name="ce110"/>
          <table:table-cell table:style-name="ce37"/>
          <table:table-cell table:style-name="ce123"/>
          <table:table-cell table:style-name="ce121"/>
          <table:table-cell table:style-name="ce122"/>
          <table:table-cell table:style-name="ce121"/>
          <table:table-cell table:style-name="ce29" table:number-columns-repeated="1017"/>
        </table:table-row>
        <table:table-row table:style-name="ro18">
          <table:table-cell table:style-name="ce89" office:value-type="string" calcext:value-type="string">
            <text:p>Porcentaje de usabilidad</text:p>
            <text:p><text:span text:style-name="T13">"Usability" percentage</text:span></text:p>
          </table:table-cell>
          <table:table-cell table:style-name="ce111" table:formula="of:=[.B18]/[.C18]" office:value-type="percentage" office:value="0.596153846153846" calcext:value-type="percentage">
            <text:p>59.6%</text:p>
          </table:table-cell>
          <table:table-cell table:style-name="ce116"/>
          <table:table-cell table:style-name="ce29" table:number-columns-repeated="11"/>
          <table:table-cell table:number-columns-repeated="1010"/>
        </table:table-row>
        <table:table-row table:style-name="ro8">
          <table:table-cell table:style-name="ce29" table:number-columns-repeated="2"/>
          <table:table-cell/>
          <table:table-cell table:style-name="ce29"/>
          <table:table-cell table:style-name="ce37" table:number-columns-repeated="2"/>
          <table:table-cell table:style-name="ce29" table:number-columns-repeated="8"/>
          <table:table-cell table:number-columns-repeated="1010"/>
        </table:table-row>
        <table:table-row table:style-name="ro8">
          <table:table-cell table:style-name="ce29"/>
          <table:table-cell table:style-name="ce112" table:number-columns-repeated="2"/>
          <table:table-cell table:style-name="ce29"/>
          <table:table-cell table:style-name="ce37" table:number-columns-repeated="2"/>
          <table:table-cell table:style-name="ce29" table:number-columns-repeated="8"/>
          <table:table-cell table:number-columns-repeated="1010"/>
        </table:table-row>
        <table:table-row table:style-name="ro8">
          <table:table-cell table:style-name="ce29" table:number-columns-repeated="2"/>
          <table:table-cell/>
          <table:table-cell table:style-name="ce29" table:number-columns-repeated="2"/>
          <table:table-cell table:style-name="ce43"/>
          <table:table-cell table:style-name="ce29" table:number-columns-repeated="8"/>
          <table:table-cell table:number-columns-repeated="1010"/>
        </table:table-row>
        <table:table-row table:style-name="ro8">
          <table:table-cell table:style-name="ce29" table:number-columns-repeated="2"/>
          <table:table-cell/>
          <table:table-cell table:style-name="ce29"/>
          <table:table-cell table:style-name="ce37"/>
          <table:table-cell table:style-name="ce43"/>
          <table:table-cell table:style-name="ce29" table:number-columns-repeated="8"/>
          <table:table-cell table:number-columns-repeated="1010"/>
        </table:table-row>
        <table:table-row table:style-name="ro8" table:number-rows-repeated="73">
          <table:table-cell table:number-columns-repeated="1024"/>
        </table:table-row>
        <table:table-row table:style-name="ro8">
          <table:table-cell table:style-name="ce29" office:value-type="string" calcext:value-type="string">
            <text:p>Sí / Yes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22"/>
        </table:table-row>
        <table:table-row table:style-name="ro8">
          <table:table-cell table:style-name="ce29" office:value-type="string" calcext:value-type="string">
            <text:p>Ni Sí, ni No / Neither</text:p>
          </table:table-cell>
          <table:table-cell table:style-name="ce29" office:value-type="float" office:value="0.5" calcext:value-type="float">
            <text:p>0.5</text:p>
          </table:table-cell>
          <table:table-cell table:number-columns-repeated="1022"/>
        </table:table-row>
        <table:table-row table:style-name="ro8">
          <table:table-cell table:style-name="ce29" office:value-type="string" calcext:value-type="string">
            <text:p>No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22"/>
        </table:table-row>
        <table:table-row table:style-name="ro8">
          <table:table-cell table:style-name="ce29" office:value-type="string" calcext:value-type="string">
            <text:p>No aplica-No es problema / Not applicable-It is not a problem</text:p>
          </table:table-cell>
          <table:table-cell table:style-name="ce29" office:value-type="string" calcext:value-type="string">
            <text:p>NP</text:p>
          </table:table-cell>
          <table:table-cell table:number-columns-repeated="1022"/>
        </table:table-row>
        <table:table-row table:style-name="ro8" table:number-rows-repeated="1048471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RESULTADOS.D3:RESULTADOS.D3">
            <calcext:condition calcext:apply-style-name="ConditionalStyle_7" calcext:value="&gt;0" calcext:base-cell-address="RESULTADOS.D3"/>
          </calcext:conditional-format>
          <calcext:conditional-format calcext:target-range-address="RESULTADOS.D4:RESULTADOS.D16">
            <calcext:condition calcext:apply-style-name="ConditionalStyle_6" calcext:value="&gt;0" calcext:base-cell-address="RESULTADOS.D4"/>
          </calcext:conditional-format>
          <calcext:conditional-format calcext:target-range-address="RESULTADOS.D17:RESULTADOS.D17">
            <calcext:condition calcext:apply-style-name="ConditionalStyle_5" calcext:value="&gt;0" calcext:base-cell-address="RESULTADOS.D17"/>
          </calcext:conditional-format>
          <calcext:conditional-format calcext:target-range-address="RESULTADOS.B23:RESULTADOS.B23">
            <calcext:color-scale>
              <calcext:color-scale-entry calcext:value="0" calcext:type="number" calcext:color="#ff0000"/>
              <calcext:color-scale-entry calcext:value="0.5" calcext:type="number" calcext:color="#ffeb84"/>
              <calcext:color-scale-entry calcext:value="1" calcext:type="number" calcext:color="#00b050"/>
            </calcext:color-scale>
          </calcext:conditional-format>
          <calcext:conditional-format calcext:target-range-address="RESULTADOS.K17:RESULTADOS.K17">
            <calcext:condition calcext:apply-style-name="ConditionalStyle_4" calcext:value="&gt;0" calcext:base-cell-address="RESULTADOS.K17"/>
          </calcext:conditional-format>
          <calcext:conditional-format calcext:target-range-address="RESULTADOS.K3:RESULTADOS.K3">
            <calcext:condition calcext:apply-style-name="ConditionalStyle_3" calcext:value="&gt;0" calcext:base-cell-address="RESULTADOS.K3"/>
          </calcext:conditional-format>
          <calcext:conditional-format calcext:target-range-address="RESULTADOS.K4:RESULTADOS.K16">
            <calcext:condition calcext:apply-style-name="ConditionalStyle_2" calcext:value="&gt;0" calcext:base-cell-address="RESULTADOS.K4"/>
          </calcext:conditional-format>
          <calcext:conditional-format calcext:target-range-address="RESULTADOS.B20:RESULTADOS.B20">
            <calcext:condition calcext:apply-style-name="ConditionalStyle_1" calcext:value="&gt;0" calcext:base-cell-address="RESULTADOS.B20"/>
          </calcext:conditional-format>
          <calcext:conditional-format calcext:target-range-address="RESULTADOS.B3:RESULTADOS.B3">
            <calcext:color-scale>
              <calcext:color-scale-entry calcext:value="0" calcext:type="number" calcext:color="#f8696b"/>
              <calcext:color-scale-entry calcext:value="=[.$C$3]/2" calcext:type="formula" calcext:color="#ffeb84"/>
              <calcext:color-scale-entry calcext:value="=[.$C$3]" calcext:type="formula" calcext:color="#63be7b"/>
            </calcext:color-scale>
          </calcext:conditional-format>
          <calcext:conditional-format calcext:target-range-address="RESULTADOS.B4:RESULTADOS.B4">
            <calcext:color-scale>
              <calcext:color-scale-entry calcext:value="0" calcext:type="number" calcext:color="#f8696b"/>
              <calcext:color-scale-entry calcext:value="=[.$C$4]/2" calcext:type="formula" calcext:color="#ffeb84"/>
              <calcext:color-scale-entry calcext:value="=[.$I$2]" calcext:type="formula" calcext:color="#63be7b"/>
            </calcext:color-scale>
          </calcext:conditional-format>
          <calcext:conditional-format calcext:target-range-address="RESULTADOS.B5:RESULTADOS.B5">
            <calcext:color-scale>
              <calcext:color-scale-entry calcext:value="0" calcext:type="number" calcext:color="#f8696b"/>
              <calcext:color-scale-entry calcext:value="=[.$C$5]/2" calcext:type="formula" calcext:color="#ffeb84"/>
              <calcext:color-scale-entry calcext:value="=[.$C$5]" calcext:type="formula" calcext:color="#63be7b"/>
            </calcext:color-scale>
          </calcext:conditional-format>
          <calcext:conditional-format calcext:target-range-address="RESULTADOS.B6:RESULTADOS.B6">
            <calcext:color-scale>
              <calcext:color-scale-entry calcext:value="0" calcext:type="number" calcext:color="#f8696b"/>
              <calcext:color-scale-entry calcext:value="=[.$C$6]/2" calcext:type="formula" calcext:color="#ffeb84"/>
              <calcext:color-scale-entry calcext:value="=[.$C$6]" calcext:type="formula" calcext:color="#63be7b"/>
            </calcext:color-scale>
          </calcext:conditional-format>
          <calcext:conditional-format calcext:target-range-address="RESULTADOS.B7:RESULTADOS.B7">
            <calcext:color-scale>
              <calcext:color-scale-entry calcext:value="0" calcext:type="number" calcext:color="#f8696b"/>
              <calcext:color-scale-entry calcext:value="=[.$C$7]/2" calcext:type="formula" calcext:color="#ffeb84"/>
              <calcext:color-scale-entry calcext:value="=[.$C$7]" calcext:type="formula" calcext:color="#63be7b"/>
            </calcext:color-scale>
          </calcext:conditional-format>
          <calcext:conditional-format calcext:target-range-address="RESULTADOS.B8:RESULTADOS.B8">
            <calcext:color-scale>
              <calcext:color-scale-entry calcext:value="0" calcext:type="number" calcext:color="#f8696b"/>
              <calcext:color-scale-entry calcext:value="=[.$C$8]/2" calcext:type="formula" calcext:color="#ffeb84"/>
              <calcext:color-scale-entry calcext:value="=[.$C$8]" calcext:type="formula" calcext:color="#63be7b"/>
            </calcext:color-scale>
          </calcext:conditional-format>
          <calcext:conditional-format calcext:target-range-address="RESULTADOS.B9:RESULTADOS.B9">
            <calcext:color-scale>
              <calcext:color-scale-entry calcext:value="0" calcext:type="number" calcext:color="#f8696b"/>
              <calcext:color-scale-entry calcext:value="=[.$C$9]/2" calcext:type="formula" calcext:color="#ffeb84"/>
              <calcext:color-scale-entry calcext:value="=[.$C$9]" calcext:type="formula" calcext:color="#63be7b"/>
            </calcext:color-scale>
          </calcext:conditional-format>
          <calcext:conditional-format calcext:target-range-address="RESULTADOS.B10:RESULTADOS.B10">
            <calcext:color-scale>
              <calcext:color-scale-entry calcext:value="0" calcext:type="number" calcext:color="#f8696b"/>
              <calcext:color-scale-entry calcext:value="=[.$C$10]/2" calcext:type="formula" calcext:color="#ffeb84"/>
              <calcext:color-scale-entry calcext:value="=[.$C$10]" calcext:type="formula" calcext:color="#63be7b"/>
            </calcext:color-scale>
          </calcext:conditional-format>
          <calcext:conditional-format calcext:target-range-address="RESULTADOS.B11:RESULTADOS.B11">
            <calcext:color-scale>
              <calcext:color-scale-entry calcext:value="0" calcext:type="number" calcext:color="#f8696b"/>
              <calcext:color-scale-entry calcext:value="=[.$C$11]/2" calcext:type="formula" calcext:color="#ffeb84"/>
              <calcext:color-scale-entry calcext:value="=[.$C$11]" calcext:type="formula" calcext:color="#63be7b"/>
            </calcext:color-scale>
          </calcext:conditional-format>
          <calcext:conditional-format calcext:target-range-address="RESULTADOS.B12:RESULTADOS.B12">
            <calcext:color-scale>
              <calcext:color-scale-entry calcext:value="0" calcext:type="number" calcext:color="#f8696b"/>
              <calcext:color-scale-entry calcext:value="=[.$C$12]/2" calcext:type="formula" calcext:color="#ffeb84"/>
              <calcext:color-scale-entry calcext:value="=[.$C$12]" calcext:type="formula" calcext:color="#63be7b"/>
            </calcext:color-scale>
          </calcext:conditional-format>
          <calcext:conditional-format calcext:target-range-address="RESULTADOS.B13:RESULTADOS.B13">
            <calcext:color-scale>
              <calcext:color-scale-entry calcext:value="0" calcext:type="number" calcext:color="#f8696b"/>
              <calcext:color-scale-entry calcext:value="=[.$C$13]/2" calcext:type="formula" calcext:color="#ffeb84"/>
              <calcext:color-scale-entry calcext:value="=[.$C$13]" calcext:type="formula" calcext:color="#63be7b"/>
            </calcext:color-scale>
          </calcext:conditional-format>
          <calcext:conditional-format calcext:target-range-address="RESULTADOS.B14:RESULTADOS.B14">
            <calcext:color-scale>
              <calcext:color-scale-entry calcext:value="0" calcext:type="number" calcext:color="#f8696b"/>
              <calcext:color-scale-entry calcext:value="=[.$C$14]/2" calcext:type="formula" calcext:color="#ffeb84"/>
              <calcext:color-scale-entry calcext:value="=[.$C$14]" calcext:type="formula" calcext:color="#63be7b"/>
            </calcext:color-scale>
          </calcext:conditional-format>
          <calcext:conditional-format calcext:target-range-address="RESULTADOS.B15:RESULTADOS.B15">
            <calcext:color-scale>
              <calcext:color-scale-entry calcext:value="0" calcext:type="number" calcext:color="#f8696b"/>
              <calcext:color-scale-entry calcext:value="=[.$C$15]/2" calcext:type="formula" calcext:color="#ffeb84"/>
              <calcext:color-scale-entry calcext:value="=[.$C$15]" calcext:type="formula" calcext:color="#63be7b"/>
            </calcext:color-scale>
          </calcext:conditional-format>
          <calcext:conditional-format calcext:target-range-address="RESULTADOS.B16:RESULTADOS.B16">
            <calcext:color-scale>
              <calcext:color-scale-entry calcext:value="0" calcext:type="number" calcext:color="#f8696b"/>
              <calcext:color-scale-entry calcext:value="=[.$C$17]/2" calcext:type="formula" calcext:color="#ffeb84"/>
              <calcext:color-scale-entry calcext:value="=[.$C$17]" calcext:type="formula" calcext:color="#63be7b"/>
            </calcext:color-scale>
          </calcext:conditional-format>
          <calcext:conditional-format calcext:target-range-address="RESULTADOS.B17:RESULTADOS.B17">
            <calcext:color-scale>
              <calcext:color-scale-entry calcext:value="0" calcext:type="minimum" calcext:color="#f8696b"/>
              <calcext:color-scale-entry calcext:value="=[.$C$17]/2" calcext:type="formula" calcext:color="#ffeb84"/>
              <calcext:color-scale-entry calcext:value="=[.$C$17]" calcext:type="formula" calcext:color="#63be7b"/>
            </calcext:color-scale>
          </calcext:conditional-format>
        </calcext:conditional-formats>
      </table:table>
      <table:named-expressions>
        <table:named-range table:name="results" table:base-cell-address="$'Ficha evaluación'.$A$1" table:cell-range-address="$'1- Visibilidad y estado sist.'.$A$19:.$A$23"/>
        <table:named-range table:name="Valors" table:base-cell-address="$'Ficha evaluación'.$A$1" table:cell-range-address="$RESULTADOS.$A$101:.$A$104"/>
        <table:named-range table:name="valors1" table:base-cell-address="$'Ficha evaluación'.$A$1" table:cell-range-address="$RESULTADOS.$A$100:.$A$10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5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ConditionalStyle_5f_7" style:display-name="ConditionalStyle_7" style:family="table-cell" style:parent-style-name="Default">
      <style:table-cell-properties fo:background-color="#ff9999"/>
    </style:style>
    <style:style style:name="ConditionalStyle_5f_6" style:display-name="ConditionalStyle_6" style:family="table-cell" style:parent-style-name="Default">
      <style:table-cell-properties fo:background-color="#ff9999"/>
    </style:style>
    <style:style style:name="ConditionalStyle_5f_5" style:display-name="ConditionalStyle_5" style:family="table-cell" style:parent-style-name="Default">
      <style:table-cell-properties fo:background-color="#ff9999"/>
    </style:style>
    <style:style style:name="ConditionalStyle_5f_4" style:display-name="ConditionalStyle_4" style:family="table-cell" style:parent-style-name="Default">
      <style:table-cell-properties fo:background-color="#ff9999"/>
    </style:style>
    <style:style style:name="ConditionalStyle_5f_3" style:display-name="ConditionalStyle_3" style:family="table-cell" style:parent-style-name="Default">
      <style:table-cell-properties fo:background-color="#ff9999"/>
    </style:style>
    <style:style style:name="ConditionalStyle_5f_2" style:display-name="ConditionalStyle_2" style:family="table-cell" style:parent-style-name="Default">
      <style:table-cell-properties fo:background-color="#ff9999"/>
    </style:style>
    <style:style style:name="ConditionalStyle_5f_1" style:display-name="ConditionalStyle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-_20_Conexión_20_con_20_el_20_mundo" style:display-name="PageStyle_2- Conexión con el mun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cha_20_evaluación" style:display-name="PageStyle_Ficha evaluació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-_20_Flexibilidad" style:display-name="PageStyle_6- Flexibilid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-_20_Diagnosticar_20_errores" style:display-name="PageStyle_7- Diagnosticar err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-_20_Visibilidad_20_y_20_estado_20_sist." style:display-name="PageStyle_1- Visibilidad y estado sist.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-_20_Reconocimiento" style:display-name="PageStyle_5- Reconocimien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-_20_Consistencia_20_y_20_estándares" style:display-name="PageStyle_4- Consistencia y estánda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-_20_Valores_20_per_20_defecto" style:display-name="PageStyle_14- Valores per defec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-_20_Diseño_20_estético" style:display-name="PageStyle_9- Diseño estéti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-_20_Prevención_20_de_20_errores" style:display-name="PageStyle_8- Prevención de err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-_20_Ayuda_20_y_20_documentación" style:display-name="PageStyle_10- Ayuda y document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-_20_Guardar_20_estado" style:display-name="PageStyle_11- Guardar esta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-_20_Autonomía" style:display-name="PageStyle_13- Autonomí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-_20_Reducción_20_de_20_la_20_latencia" style:display-name="PageStyle_15- Reducción de la latenc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-_20_Color_20_y_20_legibilidad" style:display-name="PageStyle_12- Color y legibilid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-_20_Control_20_usuario" style:display-name="PageStyle_3- Control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</meta:initial-creator>
    <meta:creation-date>2017-04-21T14:42:14</meta:creation-date>
    <dc:date>2018-10-30T12:42:42.357000000</dc:date>
    <meta:generator>LibreOffice/6.1.2.1$Windows_X86_64 LibreOffice_project/65905a128db06ba48db947242809d14d3f9a93fe</meta:generator>
    <meta:editing-duration>PT25M55S</meta:editing-duration>
    <meta:editing-cycles>1</meta:editing-cycles>
    <meta:document-statistic meta:table-count="17" meta:cell-count="4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